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sukushi A Round Gothic Bold" svg:font-family="&quot;Tsukushi A Round Gothic Bold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0.767291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248958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unt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3" table:number-columns-repeated="16366" table:default-cell-style-name="ce1"/>
        <table:table-row table:style-name="ro1">
          <table:table-cell office:value-type="string" table:style-name="ce1">
            <text:p>Country</text:p>
          </table:table-cell>
          <table:table-cell office:value-type="string" table:style-name="ce1">
            <text:p>Population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GDP</text:p>
          </table:table-cell>
          <table:table-cell office:value-type="string" table:style-name="ce1">
            <text:p>PPP</text:p>
          </table:table-cell>
          <table:table-cell office:value-type="string" table:style-name="ce1">
            <text:p>GDP_per_capita</text:p>
          </table:table-cell>
          <table:table-cell office:value-type="string" table:style-name="ce1">
            <text:p>PPP_per_capita</text:p>
          </table:table-cell>
          <table:table-cell office:value-type="string" table:style-name="ce1">
            <text:p>G7</text:p>
          </table:table-cell>
          <table:table-cell office:value-type="string" table:style-name="ce1">
            <text:p>G20</text:p>
          </table:table-cell>
          <table:table-cell office:value-type="string" table:style-name="ce1">
            <text:p>OECD</text:p>
          </table:table-cell>
          <table:table-cell office:value-type="string" table:style-name="ce1">
            <text:p>HDI_2018</text:p>
          </table:table-cell>
          <table:table-cell office:value-type="string" table:style-name="ce1">
            <text:p>Polity_Score</text:p>
          </table:table-cell>
          <table:table-cell office:value-type="string" table:style-name="ce1">
            <text:p>Polity_Type</text:p>
          </table:table-cell>
          <table:table-cell office:value-type="string" table:style-name="ce1">
            <text:p>FH_PR</text:p>
          </table:table-cell>
          <table:table-cell office:value-type="string" table:style-name="ce1">
            <text:p>FH_CL</text:p>
          </table:table-cell>
          <table:table-cell office:value-type="string" table:style-name="ce1">
            <text:p>FH_Total</text:p>
          </table:table-cell>
          <table:table-cell office:value-type="string" table:style-name="ce1">
            <text:p>FH_Status</text:p>
          </table:table-cell>
          <table:table-cell office:value-type="string" table:style-name="ce1">
            <text:p>Continent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fghanistan</text:p>
          </table:table-cell>
          <table:table-cell office:value-type="float" office:value="38928346" table:style-name="ce1">
            <text:p>38928346</text:p>
          </table:table-cell>
          <table:table-cell office:value-type="float" office:value="652860" table:style-name="ce1">
            <text:p>652860</text:p>
          </table:table-cell>
          <table:table-cell office:value-type="float" office:value="19101.349999999999" table:style-name="ce1">
            <text:p>19101.35</text:p>
          </table:table-cell>
          <table:table-cell office:value-type="float" office:value="82736.86" table:style-name="ce1">
            <text:p>82736.86</text:p>
          </table:table-cell>
          <table:table-cell office:value-type="float" office:value="490.67972217468503" table:style-name="ce1">
            <text:p>490.6797222</text:p>
          </table:table-cell>
          <table:table-cell office:value-type="float" office:value="2125.36283971582" table:style-name="ce1">
            <text:p>2125.362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6" table:style-name="ce1">
            <text:p>0.496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Closed Anocracy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bania</text:p>
          </table:table-cell>
          <table:table-cell office:value-type="float" office:value="2877797" table:style-name="ce1">
            <text:p>2877797</text:p>
          </table:table-cell>
          <table:table-cell office:value-type="float" office:value="27400" table:style-name="ce1">
            <text:p>27400</text:p>
          </table:table-cell>
          <table:table-cell office:value-type="float" office:value="15278.08" table:style-name="ce1">
            <text:p>15278.08</text:p>
          </table:table-cell>
          <table:table-cell office:value-type="float" office:value="39657.879999999997" table:style-name="ce1">
            <text:p>39657.88</text:p>
          </table:table-cell>
          <table:table-cell office:value-type="float" office:value="5308.9498668599599" table:style-name="ce1">
            <text:p>5308.949867</text:p>
          </table:table-cell>
          <table:table-cell office:value-type="float" office:value="13780.638453650499" table:style-name="ce1">
            <text:p>13780.638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lgeria</text:p>
          </table:table-cell>
          <table:table-cell office:value-type="float" office:value="43851044" table:style-name="ce1">
            <text:p>43851044</text:p>
          </table:table-cell>
          <table:table-cell office:value-type="float" office:value="2381740" table:style-name="ce1">
            <text:p>2381740</text:p>
          </table:table-cell>
          <table:table-cell office:value-type="float" office:value="169988.24" table:style-name="ce1">
            <text:p>169988.24</text:p>
          </table:table-cell>
          <table:table-cell office:value-type="float" office:value="496572.4" table:style-name="ce1">
            <text:p>496572.4</text:p>
          </table:table-cell>
          <table:table-cell office:value-type="float" office:value="3876.4924274094801" table:style-name="ce1">
            <text:p>3876.492427</text:p>
          </table:table-cell>
          <table:table-cell office:value-type="float" office:value="11324.072466780999" table:style-name="ce1">
            <text:p>11324.07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900000000000001" table:style-name="ce1">
            <text:p>0.75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pen Anocracy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ndorra</text:p>
          </table:table-cell>
          <table:table-cell office:value-type="float" office:value="77265" table:style-name="ce1">
            <text:p>77265</text:p>
          </table:table-cell>
          <table:table-cell office:value-type="float" office:value="470" table:style-name="ce1">
            <text:p>470</text:p>
          </table:table-cell>
          <table:table-cell office:value-type="float" office:value="3154.06" table:style-name="ce1">
            <text:p>3154.06</text:p>
          </table:table-cell>
          <table:table-cell table:style-name="ce1"/>
          <table:table-cell office:value-type="float" office:value="40821.329191742698" table:style-name="ce1">
            <text:p>40821.3291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5699999999999998" table:style-name="ce1">
            <text:p>0.857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ngola</text:p>
          </table:table-cell>
          <table:table-cell office:value-type="float" office:value="32866272" table:style-name="ce1">
            <text:p>32866272</text:p>
          </table:table-cell>
          <table:table-cell office:value-type="float" office:value="1246700" table:style-name="ce1">
            <text:p>1246700</text:p>
          </table:table-cell>
          <table:table-cell office:value-type="float" office:value="94635.42" table:style-name="ce1">
            <text:p>94635.42</text:p>
          </table:table-cell>
          <table:table-cell office:value-type="float" office:value="218533.34" table:style-name="ce1">
            <text:p>218533.34</text:p>
          </table:table-cell>
          <table:table-cell office:value-type="float" office:value="2879.4084099346601" table:style-name="ce1">
            <text:p>2879.40841</text:p>
          </table:table-cell>
          <table:table-cell office:value-type="float" office:value="6649.1672678909299" table:style-name="ce1">
            <text:p>6649.167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399999999999995" table:style-name="ce1">
            <text:p>0.574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Closed Anocracy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ntigua and Barbuda</text:p>
          </table:table-cell>
          <table:table-cell office:value-type="float" office:value="97929" table:style-name="ce1">
            <text:p>97929</text:p>
          </table:table-cell>
          <table:table-cell office:value-type="float" office:value="440" table:style-name="ce1">
            <text:p>440</text:p>
          </table:table-cell>
          <table:table-cell office:value-type="float" office:value="1727.76" table:style-name="ce1">
            <text:p>1727.76</text:p>
          </table:table-cell>
          <table:table-cell office:value-type="float" office:value="2082.6799999999998" table:style-name="ce1">
            <text:p>2082.68</text:p>
          </table:table-cell>
          <table:table-cell office:value-type="float" office:value="17642.986245136799" table:style-name="ce1">
            <text:p>17642.98625</text:p>
          </table:table-cell>
          <table:table-cell office:value-type="float" office:value="21267.244636420299" table:style-name="ce1">
            <text:p>21267.24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7600000000000002" table:style-name="ce1">
            <text:p>0.776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rgentina</text:p>
          </table:table-cell>
          <table:table-cell office:value-type="float" office:value="45195774" table:style-name="ce1">
            <text:p>45195774</text:p>
          </table:table-cell>
          <table:table-cell office:value-type="float" office:value="2736690" table:style-name="ce1">
            <text:p>2736690</text:p>
          </table:table-cell>
          <table:table-cell office:value-type="float" office:value="449663.45" table:style-name="ce1">
            <text:p>449663.45</text:p>
          </table:table-cell>
          <table:table-cell office:value-type="float" office:value="1036721.13" table:style-name="ce1">
            <text:p>1036721.13</text:p>
          </table:table-cell>
          <table:table-cell office:value-type="float" office:value="9949.2366255305205" table:style-name="ce1">
            <text:p>9949.236626</text:p>
          </table:table-cell>
          <table:table-cell office:value-type="float" office:value="22938.452829682701" table:style-name="ce1">
            <text:p>22938.4528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1">
            <text:p>0.8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rmenia</text:p>
          </table:table-cell>
          <table:table-cell office:value-type="float" office:value="2963243" table:style-name="ce1">
            <text:p>2963243</text:p>
          </table:table-cell>
          <table:table-cell office:value-type="float" office:value="28470" table:style-name="ce1">
            <text:p>28470</text:p>
          </table:table-cell>
          <table:table-cell office:value-type="float" office:value="13672.8" table:style-name="ce1">
            <text:p>13672.8</text:p>
          </table:table-cell>
          <table:table-cell office:value-type="float" office:value="38445.96" table:style-name="ce1">
            <text:p>38445.96</text:p>
          </table:table-cell>
          <table:table-cell office:value-type="float" office:value="4614.1339066691498" table:style-name="ce1">
            <text:p>4614.133907</text:p>
          </table:table-cell>
          <table:table-cell office:value-type="float" office:value="12974.285267863601" table:style-name="ce1">
            <text:p>12974.28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ustralia</text:p>
          </table:table-cell>
          <table:table-cell office:value-type="float" office:value="25499884" table:style-name="ce1">
            <text:p>25499884</text:p>
          </table:table-cell>
          <table:table-cell office:value-type="float" office:value="7682300" table:style-name="ce1">
            <text:p>7682300</text:p>
          </table:table-cell>
          <table:table-cell office:value-type="float" office:value="1392680.59" table:style-name="ce1">
            <text:p>1392680.59</text:p>
          </table:table-cell>
          <table:table-cell office:value-type="float" office:value="1275026.6000000001" table:style-name="ce1">
            <text:p>1275026.6</text:p>
          </table:table-cell>
          <table:table-cell office:value-type="float" office:value="54615.173543534598" table:style-name="ce1">
            <text:p>54615.17354</text:p>
          </table:table-cell>
          <table:table-cell office:value-type="float" office:value="50001.270594015303" table:style-name="ce1">
            <text:p>50001.270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3799999999999994" table:style-name="ce1">
            <text:p>0.93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cean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ustria</text:p>
          </table:table-cell>
          <table:table-cell office:value-type="float" office:value="9006398" table:style-name="ce1">
            <text:p>9006398</text:p>
          </table:table-cell>
          <table:table-cell office:value-type="float" office:value="82409" table:style-name="ce1">
            <text:p>82409</text:p>
          </table:table-cell>
          <table:table-cell office:value-type="float" office:value="446314.74" table:style-name="ce1">
            <text:p>446314.74</text:p>
          </table:table-cell>
          <table:table-cell office:value-type="float" office:value="502771.14" table:style-name="ce1">
            <text:p>502771.14</text:p>
          </table:table-cell>
          <table:table-cell office:value-type="float" office:value="49555.298355680003" table:style-name="ce1">
            <text:p>49555.29836</text:p>
          </table:table-cell>
          <table:table-cell office:value-type="float" office:value="55823.775498262497" table:style-name="ce1">
            <text:p>55823.7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zerbaijan</text:p>
          </table:table-cell>
          <table:table-cell office:value-type="float" office:value="10139177" table:style-name="ce1">
            <text:p>10139177</text:p>
          </table:table-cell>
          <table:table-cell office:value-type="float" office:value="82658" table:style-name="ce1">
            <text:p>82658</text:p>
          </table:table-cell>
          <table:table-cell office:value-type="float" office:value="48047.65" table:style-name="ce1">
            <text:p>48047.65</text:p>
          </table:table-cell>
          <table:table-cell office:value-type="float" office:value="144556.45000000001" table:style-name="ce1">
            <text:p>144556.45</text:p>
          </table:table-cell>
          <table:table-cell office:value-type="float" office:value="4738.8116412209802" table:style-name="ce1">
            <text:p>4738.811641</text:p>
          </table:table-cell>
          <table:table-cell office:value-type="float" office:value="14257.217326416099" table:style-name="ce1">
            <text:p>14257.217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4" table:style-name="ce1">
            <text:p>0.754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Autocracy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ahamas</text:p>
          </table:table-cell>
          <table:table-cell office:value-type="float" office:value="393244" table:style-name="ce1">
            <text:p>393244</text:p>
          </table:table-cell>
          <table:table-cell office:value-type="float" office:value="10010" table:style-name="ce1">
            <text:p>10010</text:p>
          </table:table-cell>
          <table:table-cell office:value-type="float" office:value="12827" table:style-name="ce1">
            <text:p>12827</text:p>
          </table:table-cell>
          <table:table-cell office:value-type="float" office:value="14023.92" table:style-name="ce1">
            <text:p>14023.92</text:p>
          </table:table-cell>
          <table:table-cell office:value-type="float" office:value="32618.425201655999" table:style-name="ce1">
            <text:p>32618.4252</text:p>
          </table:table-cell>
          <table:table-cell office:value-type="float" office:value="35662.133433695097" table:style-name="ce1">
            <text:p>35662.133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500000000000005" table:style-name="ce1">
            <text:p>0.80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ahrain</text:p>
          </table:table-cell>
          <table:table-cell office:value-type="float" office:value="1701575" table:style-name="ce1">
            <text:p>1701575</text:p>
          </table:table-cell>
          <table:table-cell office:value-type="float" office:value="760" table:style-name="ce1">
            <text:p>760</text:p>
          </table:table-cell>
          <table:table-cell office:value-type="float" office:value="38574.07" table:style-name="ce1">
            <text:p>38574.07</text:p>
          </table:table-cell>
          <table:table-cell office:value-type="float" office:value="74229.740000000005" table:style-name="ce1">
            <text:p>74229.74</text:p>
          </table:table-cell>
          <table:table-cell office:value-type="float" office:value="22669.626669409201" table:style-name="ce1">
            <text:p>22669.62667</text:p>
          </table:table-cell>
          <table:table-cell office:value-type="float" office:value="43624.1364618074" table:style-name="ce1">
            <text:p>43624.136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799999999999997" table:style-name="ce1">
            <text:p>0.838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Autocracy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angladesh</text:p>
          </table:table-cell>
          <table:table-cell office:value-type="float" office:value="164689383" table:style-name="ce1">
            <text:p>164689383</text:p>
          </table:table-cell>
          <table:table-cell office:value-type="float" office:value="130170" table:style-name="ce1">
            <text:p>130170</text:p>
          </table:table-cell>
          <table:table-cell office:value-type="float" office:value="302571.25" table:style-name="ce1">
            <text:p>302571.25</text:p>
          </table:table-cell>
          <table:table-cell office:value-type="float" office:value="734107.68" table:style-name="ce1">
            <text:p>734107.68</text:p>
          </table:table-cell>
          <table:table-cell office:value-type="float" office:value="1837.2237753784" table:style-name="ce1">
            <text:p>1837.223775</text:p>
          </table:table-cell>
          <table:table-cell office:value-type="float" office:value="4457.5288742201401" table:style-name="ce1">
            <text:p>4457.528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399999999999999" table:style-name="ce1">
            <text:p>0.614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Autocracy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arbados</text:p>
          </table:table-cell>
          <table:table-cell office:value-type="float" office:value="287375" table:style-name="ce1">
            <text:p>287375</text:p>
          </table:table-cell>
          <table:table-cell office:value-type="float" office:value="430" table:style-name="ce1">
            <text:p>430</text:p>
          </table:table-cell>
          <table:table-cell office:value-type="float" office:value="5209" table:style-name="ce1">
            <text:p>5209</text:p>
          </table:table-cell>
          <table:table-cell office:value-type="float" office:value="4616.9399999999996" table:style-name="ce1">
            <text:p>4616.94</text:p>
          </table:table-cell>
          <table:table-cell office:value-type="float" office:value="18126.141800782902" table:style-name="ce1">
            <text:p>18126.1418</text:p>
          </table:table-cell>
          <table:table-cell office:value-type="float" office:value="16065.906916050501" table:style-name="ce1">
            <text:p>16065.906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299999999999994" table:style-name="ce1">
            <text:p>0.813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larus</text:p>
          </table:table-cell>
          <table:table-cell office:value-type="float" office:value="9449323" table:style-name="ce1">
            <text:p>9449323</text:p>
          </table:table-cell>
          <table:table-cell office:value-type="float" office:value="202910" table:style-name="ce1">
            <text:p>202910</text:p>
          </table:table-cell>
          <table:table-cell office:value-type="float" office:value="63080.46" table:style-name="ce1">
            <text:p>63080.46</text:p>
          </table:table-cell>
          <table:table-cell office:value-type="float" office:value="183460.85" table:style-name="ce1">
            <text:p>183460.85</text:p>
          </table:table-cell>
          <table:table-cell office:value-type="float" office:value="6675.6591980187404" table:style-name="ce1">
            <text:p>6675.659198</text:p>
          </table:table-cell>
          <table:table-cell office:value-type="float" office:value="19415.2374725681" table:style-name="ce1">
            <text:p>19415.23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Autocracy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lgium</text:p>
          </table:table-cell>
          <table:table-cell office:value-type="float" office:value="11589623" table:style-name="ce1">
            <text:p>11589623</text:p>
          </table:table-cell>
          <table:table-cell office:value-type="float" office:value="30280" table:style-name="ce1">
            <text:p>30280</text:p>
          </table:table-cell>
          <table:table-cell office:value-type="float" office:value="529606.71" table:style-name="ce1">
            <text:p>529606.71</text:p>
          </table:table-cell>
          <table:table-cell office:value-type="float" office:value="597433.15" table:style-name="ce1">
            <text:p>597433.15</text:p>
          </table:table-cell>
          <table:table-cell office:value-type="float" office:value="45696.629648781498" table:style-name="ce1">
            <text:p>45696.62965</text:p>
          </table:table-cell>
          <table:table-cell office:value-type="float" office:value="51548.971869059103" table:style-name="ce1">
            <text:p>51548.97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1900000000000004" table:style-name="ce1">
            <text:p>0.91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lize</text:p>
          </table:table-cell>
          <table:table-cell office:value-type="float" office:value="397628" table:style-name="ce1">
            <text:p>397628</text:p>
          </table:table-cell>
          <table:table-cell office:value-type="float" office:value="22810" table:style-name="ce1">
            <text:p>22810</text:p>
          </table:table-cell>
          <table:table-cell office:value-type="float" office:value="1879.61" table:style-name="ce1">
            <text:p>1879.61</text:p>
          </table:table-cell>
          <table:table-cell office:value-type="float" office:value="2819.41" table:style-name="ce1">
            <text:p>2819.41</text:p>
          </table:table-cell>
          <table:table-cell office:value-type="float" office:value="4727.0564447171701" table:style-name="ce1">
            <text:p>4727.056445</text:p>
          </table:table-cell>
          <table:table-cell office:value-type="float" office:value="7090.5720925085798" table:style-name="ce1">
            <text:p>7090.572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" table:style-name="ce1">
            <text:p>0.72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nin</text:p>
          </table:table-cell>
          <table:table-cell office:value-type="float" office:value="12123200" table:style-name="ce1">
            <text:p>12123200</text:p>
          </table:table-cell>
          <table:table-cell office:value-type="float" office:value="112760" table:style-name="ce1">
            <text:p>112760</text:p>
          </table:table-cell>
          <table:table-cell office:value-type="float" office:value="14390.71" table:style-name="ce1">
            <text:p>14390.71</text:p>
          </table:table-cell>
          <table:table-cell office:value-type="float" office:value="37185.97" table:style-name="ce1">
            <text:p>37185.97</text:p>
          </table:table-cell>
          <table:table-cell office:value-type="float" office:value="1187.0389006203" table:style-name="ce1">
            <text:p>1187.038901</text:p>
          </table:table-cell>
          <table:table-cell office:value-type="float" office:value="3067.3394813250602" table:style-name="ce1">
            <text:p>3067.339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.5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hutan</text:p>
          </table:table-cell>
          <table:table-cell office:value-type="float" office:value="771608" table:style-name="ce1">
            <text:p>771608</text:p>
          </table:table-cell>
          <table:table-cell office:value-type="float" office:value="38117" table:style-name="ce1">
            <text:p>38117</text:p>
          </table:table-cell>
          <table:table-cell office:value-type="float" office:value="2446.67" table:style-name="ce1">
            <text:p>2446.67</text:p>
          </table:table-cell>
          <table:table-cell office:value-type="float" office:value="8767.43" table:style-name="ce1">
            <text:p>8767.43</text:p>
          </table:table-cell>
          <table:table-cell office:value-type="float" office:value="3170.87173798094" table:style-name="ce1">
            <text:p>3170.871738</text:p>
          </table:table-cell>
          <table:table-cell office:value-type="float" office:value="11362.544193424599" table:style-name="ce1">
            <text:p>11362.5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olivia</text:p>
          </table:table-cell>
          <table:table-cell office:value-type="float" office:value="11673021" table:style-name="ce1">
            <text:p>11673021</text:p>
          </table:table-cell>
          <table:table-cell office:value-type="float" office:value="1083300" table:style-name="ce1">
            <text:p>1083300</text:p>
          </table:table-cell>
          <table:table-cell office:value-type="float" office:value="40895.32" table:style-name="ce1">
            <text:p>40895.32</text:p>
          </table:table-cell>
          <table:table-cell office:value-type="float" office:value="100661.21" table:style-name="ce1">
            <text:p>100661.21</text:p>
          </table:table-cell>
          <table:table-cell office:value-type="float" office:value="3503.4049883059402" table:style-name="ce1">
            <text:p>3503.404988</text:p>
          </table:table-cell>
          <table:table-cell office:value-type="float" office:value="8623.4069141141808" table:style-name="ce1">
            <text:p>8623.406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osnia and Herzegovina</text:p>
          </table:table-cell>
          <table:table-cell office:value-type="float" office:value="3280819" table:style-name="ce1">
            <text:p>3280819</text:p>
          </table:table-cell>
          <table:table-cell office:value-type="float" office:value="51000" table:style-name="ce1">
            <text:p>51000</text:p>
          </table:table-cell>
          <table:table-cell office:value-type="float" office:value="20047.849999999999" table:style-name="ce1">
            <text:p>20047.85</text:p>
          </table:table-cell>
          <table:table-cell office:value-type="float" office:value="49732.75" table:style-name="ce1">
            <text:p>49732.75</text:p>
          </table:table-cell>
          <table:table-cell office:value-type="float" office:value="6110.6235973395696" table:style-name="ce1">
            <text:p>6110.623597</text:p>
          </table:table-cell>
          <table:table-cell office:value-type="float" office:value="15158.6387423384" table:style-name="ce1">
            <text:p>15158.63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900000000000002" table:style-name="ce1">
            <text:p>0.76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otswana</text:p>
          </table:table-cell>
          <table:table-cell office:value-type="float" office:value="2351627" table:style-name="ce1">
            <text:p>2351627</text:p>
          </table:table-cell>
          <table:table-cell office:value-type="float" office:value="566730" table:style-name="ce1">
            <text:p>566730</text:p>
          </table:table-cell>
          <table:table-cell office:value-type="float" office:value="18340.509999999998" table:style-name="ce1">
            <text:p>18340.51</text:p>
          </table:table-cell>
          <table:table-cell office:value-type="float" office:value="40708.019999999997" table:style-name="ce1">
            <text:p>40708.02</text:p>
          </table:table-cell>
          <table:table-cell office:value-type="float" office:value="7799.0727270949001" table:style-name="ce1">
            <text:p>7799.072727</text:p>
          </table:table-cell>
          <table:table-cell office:value-type="float" office:value="17310.576889957501" table:style-name="ce1">
            <text:p>17310.576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razil</text:p>
          </table:table-cell>
          <table:table-cell office:value-type="float" office:value="212559417" table:style-name="ce1">
            <text:p>212559417</text:p>
          </table:table-cell>
          <table:table-cell office:value-type="float" office:value="8358140" table:style-name="ce1">
            <text:p>8358140</text:p>
          </table:table-cell>
          <table:table-cell office:value-type="float" office:value="1839758.04" table:style-name="ce1">
            <text:p>1839758.04</text:p>
          </table:table-cell>
          <table:table-cell office:value-type="float" office:value="3131944.31" table:style-name="ce1">
            <text:p>3131944.31</text:p>
          </table:table-cell>
          <table:table-cell office:value-type="float" office:value="8655.2648006180807" table:style-name="ce1">
            <text:p>8655.264801</text:p>
          </table:table-cell>
          <table:table-cell office:value-type="float" office:value="14734.441570283399" table:style-name="ce1">
            <text:p>14734.441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76100000000000001" table:style-name="ce1">
            <text:p>0.76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runei</text:p>
          </table:table-cell>
          <table:table-cell office:value-type="float" office:value="437479" table:style-name="ce1">
            <text:p>437479</text:p>
          </table:table-cell>
          <table:table-cell office:value-type="float" office:value="5270" table:style-name="ce1">
            <text:p>5270</text:p>
          </table:table-cell>
          <table:table-cell office:value-type="float" office:value="13469.42" table:style-name="ce1">
            <text:p>13469.42</text:p>
          </table:table-cell>
          <table:table-cell office:value-type="float" office:value="26535.57" table:style-name="ce1">
            <text:p>26535.57</text:p>
          </table:table-cell>
          <table:table-cell office:value-type="float" office:value="30788.7235730172" table:style-name="ce1">
            <text:p>30788.72357</text:p>
          </table:table-cell>
          <table:table-cell office:value-type="float" office:value="60655.642899430597" table:style-name="ce1">
            <text:p>60655.6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499999999999997" table:style-name="ce1">
            <text:p>0.84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ulgaria</text:p>
          </table:table-cell>
          <table:table-cell office:value-type="float" office:value="6948445" table:style-name="ce1">
            <text:p>6948445</text:p>
          </table:table-cell>
          <table:table-cell office:value-type="float" office:value="108560" table:style-name="ce1">
            <text:p>108560</text:p>
          </table:table-cell>
          <table:table-cell office:value-type="float" office:value="67927.179999999993" table:style-name="ce1">
            <text:p>67927.18</text:p>
          </table:table-cell>
          <table:table-cell office:value-type="float" office:value="156693.06" table:style-name="ce1">
            <text:p>156693.06</text:p>
          </table:table-cell>
          <table:table-cell office:value-type="float" office:value="9775.8822297650804" table:style-name="ce1">
            <text:p>9775.88223</text:p>
          </table:table-cell>
          <table:table-cell office:value-type="float" office:value="22550.809569623099" table:style-name="ce1">
            <text:p>22550.80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urkina Faso</text:p>
          </table:table-cell>
          <table:table-cell office:value-type="float" office:value="20903273" table:style-name="ce1">
            <text:p>20903273</text:p>
          </table:table-cell>
          <table:table-cell office:value-type="float" office:value="273600" table:style-name="ce1">
            <text:p>273600</text:p>
          </table:table-cell>
          <table:table-cell office:value-type="float" office:value="15745.81" table:style-name="ce1">
            <text:p>15745.81</text:p>
          </table:table-cell>
          <table:table-cell office:value-type="float" office:value="37625.51" table:style-name="ce1">
            <text:p>37625.51</text:p>
          </table:table-cell>
          <table:table-cell office:value-type="float" office:value="753.27007402142203" table:style-name="ce1">
            <text:p>753.270074</text:p>
          </table:table-cell>
          <table:table-cell office:value-type="float" office:value="1799.98175405354" table:style-name="ce1">
            <text:p>1799.9817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4" table:style-name="ce1">
            <text:p>0.43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urma</text:p>
          </table:table-cell>
          <table:table-cell office:value-type="float" office:value="54409800" table:style-name="ce1">
            <text:p>54409800</text:p>
          </table:table-cell>
          <table:table-cell office:value-type="float" office:value="653290" table:style-name="ce1">
            <text:p>653290</text:p>
          </table:table-cell>
          <table:table-cell office:value-type="float" office:value="76085.850000000006" table:style-name="ce1">
            <text:p>76085.85</text:p>
          </table:table-cell>
          <table:table-cell office:value-type="float" office:value="268326.55" table:style-name="ce1">
            <text:p>268326.55</text:p>
          </table:table-cell>
          <table:table-cell office:value-type="float" office:value="1398.38503357851" table:style-name="ce1">
            <text:p>1398.385034</text:p>
          </table:table-cell>
          <table:table-cell office:value-type="float" office:value="4931.5849350668404" table:style-name="ce1">
            <text:p>4931.584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urundi</text:p>
          </table:table-cell>
          <table:table-cell office:value-type="float" office:value="11890784" table:style-name="ce1">
            <text:p>11890784</text:p>
          </table:table-cell>
          <table:table-cell office:value-type="float" office:value="25680" table:style-name="ce1">
            <text:p>25680</text:p>
          </table:table-cell>
          <table:table-cell office:value-type="float" office:value="3012.33" table:style-name="ce1">
            <text:p>3012.33</text:p>
          </table:table-cell>
          <table:table-cell office:value-type="float" office:value="8717.6299999999992" table:style-name="ce1">
            <text:p>8717.63</text:p>
          </table:table-cell>
          <table:table-cell office:value-type="float" office:value="253.33316962111201" table:style-name="ce1">
            <text:p>253.3331696</text:p>
          </table:table-cell>
          <table:table-cell office:value-type="float" office:value="733.14173396808803" table:style-name="ce1">
            <text:p>733.141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Closed Anocracy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abo Verde</text:p>
          </table:table-cell>
          <table:table-cell office:value-type="float" office:value="555987" table:style-name="ce1">
            <text:p>555987</text:p>
          </table:table-cell>
          <table:table-cell office:value-type="float" office:value="4030" table:style-name="ce1">
            <text:p>4030</text:p>
          </table:table-cell>
          <table:table-cell office:value-type="float" office:value="1981.85" table:style-name="ce1">
            <text:p>1981.85</text:p>
          </table:table-cell>
          <table:table-cell office:value-type="float" office:value="3843.4" table:style-name="ce1">
            <text:p>3843.4</text:p>
          </table:table-cell>
          <table:table-cell office:value-type="float" office:value="3564.5617613361501" table:style-name="ce1">
            <text:p>3564.561761</text:p>
          </table:table-cell>
          <table:table-cell office:value-type="float" office:value="6912.7515571407303" table:style-name="ce1">
            <text:p>6912.751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100000000000002" table:style-name="ce1">
            <text:p>0.65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ambodia</text:p>
          </table:table-cell>
          <table:table-cell office:value-type="float" office:value="16718965" table:style-name="ce1">
            <text:p>16718965</text:p>
          </table:table-cell>
          <table:table-cell office:value-type="float" office:value="176520" table:style-name="ce1">
            <text:p>176520</text:p>
          </table:table-cell>
          <table:table-cell office:value-type="float" office:value="27089.39" table:style-name="ce1">
            <text:p>27089.39</text:p>
          </table:table-cell>
          <table:table-cell office:value-type="float" office:value="69253.36" table:style-name="ce1">
            <text:p>69253.36</text:p>
          </table:table-cell>
          <table:table-cell office:value-type="float" office:value="1620.2791261301199" table:style-name="ce1">
            <text:p>1620.279126</text:p>
          </table:table-cell>
          <table:table-cell office:value-type="float" office:value="4142.2037787626195" table:style-name="ce1">
            <text:p>4142.203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099999999999996" table:style-name="ce1">
            <text:p>0.581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Closed Anocracy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ameroon</text:p>
          </table:table-cell>
          <table:table-cell office:value-type="float" office:value="26545863" table:style-name="ce1">
            <text:p>26545863</text:p>
          </table:table-cell>
          <table:table-cell office:value-type="float" office:value="472710" table:style-name="ce1">
            <text:p>472710</text:p>
          </table:table-cell>
          <table:table-cell office:value-type="float" office:value="38760.47" table:style-name="ce1">
            <text:p>38760.47</text:p>
          </table:table-cell>
          <table:table-cell office:value-type="float" office:value="93081.44" table:style-name="ce1">
            <text:p>93081.44</text:p>
          </table:table-cell>
          <table:table-cell office:value-type="float" office:value="1460.1322247462799" table:style-name="ce1">
            <text:p>1460.132225</text:p>
          </table:table-cell>
          <table:table-cell office:value-type="float" office:value="3506.4386492162598" table:style-name="ce1">
            <text:p>3506.438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Closed Anocracy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37742154" table:style-name="ce1">
            <text:p>37742154</text:p>
          </table:table-cell>
          <table:table-cell office:value-type="float" office:value="9093510" table:style-name="ce1">
            <text:p>9093510</text:p>
          </table:table-cell>
          <table:table-cell office:value-type="float" office:value="1736425.63" table:style-name="ce1">
            <text:p>1736425.63</text:p>
          </table:table-cell>
          <table:table-cell office:value-type="float" office:value="1852669.16" table:style-name="ce1">
            <text:p>1852669.16</text:p>
          </table:table-cell>
          <table:table-cell office:value-type="float" office:value="46007.592200487503" table:style-name="ce1">
            <text:p>46007.5922</text:p>
          </table:table-cell>
          <table:table-cell office:value-type="float" office:value="49087.531146208603" table:style-name="ce1">
            <text:p>49087.53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entral African Republic</text:p>
          </table:table-cell>
          <table:table-cell office:value-type="float" office:value="4829767" table:style-name="ce1">
            <text:p>4829767</text:p>
          </table:table-cell>
          <table:table-cell office:value-type="float" office:value="622980" table:style-name="ce1">
            <text:p>622980</text:p>
          </table:table-cell>
          <table:table-cell office:value-type="float" office:value="2220.31" table:style-name="ce1">
            <text:p>2220.31</text:p>
          </table:table-cell>
          <table:table-cell office:value-type="float" office:value="4460.3100000000004" table:style-name="ce1">
            <text:p>4460.31</text:p>
          </table:table-cell>
          <table:table-cell office:value-type="float" office:value="459.71368805161802" table:style-name="ce1">
            <text:p>459.7136881</text:p>
          </table:table-cell>
          <table:table-cell office:value-type="float" office:value="923.50417732366805" table:style-name="ce1">
            <text:p>923.5041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100000000000001" table:style-name="ce1">
            <text:p>0.38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had</text:p>
          </table:table-cell>
          <table:table-cell office:value-type="float" office:value="16425864" table:style-name="ce1">
            <text:p>16425864</text:p>
          </table:table-cell>
          <table:table-cell office:value-type="float" office:value="1259200" table:style-name="ce1">
            <text:p>1259200</text:p>
          </table:table-cell>
          <table:table-cell office:value-type="float" office:value="11314.95" table:style-name="ce1">
            <text:p>11314.95</text:p>
          </table:table-cell>
          <table:table-cell office:value-type="float" office:value="25057.439999999999" table:style-name="ce1">
            <text:p>25057.44</text:p>
          </table:table-cell>
          <table:table-cell office:value-type="float" office:value="688.84960937214601" table:style-name="ce1">
            <text:p>688.8496094</text:p>
          </table:table-cell>
          <table:table-cell office:value-type="float" office:value="1525.4868784984501" table:style-name="ce1">
            <text:p>1525.4868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Closed Anocracy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hile</text:p>
          </table:table-cell>
          <table:table-cell office:value-type="float" office:value="19116201" table:style-name="ce1">
            <text:p>19116201</text:p>
          </table:table-cell>
          <table:table-cell office:value-type="float" office:value="743532" table:style-name="ce1">
            <text:p>743532</text:p>
          </table:table-cell>
          <table:table-cell office:value-type="float" office:value="282318.15999999997" table:style-name="ce1">
            <text:p>282318.16</text:p>
          </table:table-cell>
          <table:table-cell office:value-type="float" office:value="463790.23" table:style-name="ce1">
            <text:p>463790.23</text:p>
          </table:table-cell>
          <table:table-cell office:value-type="float" office:value="14768.528537652401" table:style-name="ce1">
            <text:p>14768.52854</text:p>
          </table:table-cell>
          <table:table-cell office:value-type="float" office:value="24261.631795982899" table:style-name="ce1">
            <text:p>24261.63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699999999999998" table:style-name="ce1">
            <text:p>0.8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hina</text:p>
          </table:table-cell>
          <table:table-cell office:value-type="float" office:value="1447470092" table:style-name="ce1">
            <text:p>1447470092</text:p>
          </table:table-cell>
          <table:table-cell office:value-type="float" office:value="9389291" table:style-name="ce1">
            <text:p>9389291</text:p>
          </table:table-cell>
          <table:table-cell office:value-type="float" office:value="14762791.84" table:style-name="ce1">
            <text:p>14762791.84</text:p>
          </table:table-cell>
          <table:table-cell office:value-type="float" office:value="21967627.68" table:style-name="ce1">
            <text:p>21967627.68</text:p>
          </table:table-cell>
          <table:table-cell office:value-type="float" office:value="10199.030654652001" table:style-name="ce1">
            <text:p>10199.03065</text:p>
          </table:table-cell>
          <table:table-cell office:value-type="float" office:value="15176.567586033399" table:style-name="ce1">
            <text:p>15176.567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Autocracy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olombia</text:p>
          </table:table-cell>
          <table:table-cell office:value-type="float" office:value="50882891" table:style-name="ce1">
            <text:p>50882891</text:p>
          </table:table-cell>
          <table:table-cell office:value-type="float" office:value="1109500" table:style-name="ce1">
            <text:p>1109500</text:p>
          </table:table-cell>
          <table:table-cell office:value-type="float" office:value="323802.81" table:style-name="ce1">
            <text:p>323802.81</text:p>
          </table:table-cell>
          <table:table-cell office:value-type="float" office:value="736510.9" table:style-name="ce1">
            <text:p>736510.9</text:p>
          </table:table-cell>
          <table:table-cell office:value-type="float" office:value="6363.6873541638997" table:style-name="ce1">
            <text:p>6363.687354</text:p>
          </table:table-cell>
          <table:table-cell office:value-type="float" office:value="14474.627630729599" table:style-name="ce1">
            <text:p>14474.62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6100000000000001" table:style-name="ce1">
            <text:p>0.76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omoros</text:p>
          </table:table-cell>
          <table:table-cell office:value-type="float" office:value="869601" table:style-name="ce1">
            <text:p>869601</text:p>
          </table:table-cell>
          <table:table-cell office:value-type="float" office:value="1861" table:style-name="ce1">
            <text:p>1861</text:p>
          </table:table-cell>
          <table:table-cell office:value-type="float" office:value="1185.73" table:style-name="ce1">
            <text:p>1185.73</text:p>
          </table:table-cell>
          <table:table-cell office:value-type="float" office:value="2614.7800000000002" table:style-name="ce1">
            <text:p>2614.78</text:p>
          </table:table-cell>
          <table:table-cell office:value-type="float" office:value="1363.5333906009801" table:style-name="ce1">
            <text:p>1363.533391</text:p>
          </table:table-cell>
          <table:table-cell office:value-type="float" office:value="3006.87326716506" table:style-name="ce1">
            <text:p>3006.8732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Closed Anocracy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ongo (Brazzaville)</text:p>
          </table:table-cell>
          <table:table-cell office:value-type="float" office:value="5518087" table:style-name="ce1">
            <text:p>5518087</text:p>
          </table:table-cell>
          <table:table-cell office:value-type="float" office:value="341500" table:style-name="ce1">
            <text:p>341500</text:p>
          </table:table-cell>
          <table:table-cell office:value-type="float" office:value="10820.59" table:style-name="ce1">
            <text:p>10820.59</text:p>
          </table:table-cell>
          <table:table-cell office:value-type="float" office:value="17608.490000000002" table:style-name="ce1">
            <text:p>17608.49</text:p>
          </table:table-cell>
          <table:table-cell office:value-type="float" office:value="1960.9313879973299" table:style-name="ce1">
            <text:p>1960.931388</text:p>
          </table:table-cell>
          <table:table-cell office:value-type="float" office:value="3191.0497242975698" table:style-name="ce1">
            <text:p>3191.049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Closed Anocracy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ongo (Kinshasa)</text:p>
          </table:table-cell>
          <table:table-cell office:value-type="float" office:value="89561403" table:style-name="ce1">
            <text:p>89561403</text:p>
          </table:table-cell>
          <table:table-cell office:value-type="float" office:value="2267050" table:style-name="ce1">
            <text:p>2267050</text:p>
          </table:table-cell>
          <table:table-cell office:value-type="float" office:value="47319.62" table:style-name="ce1">
            <text:p>47319.62</text:p>
          </table:table-cell>
          <table:table-cell office:value-type="float" office:value="93456.93" table:style-name="ce1">
            <text:p>93456.93</text:p>
          </table:table-cell>
          <table:table-cell office:value-type="float" office:value="528.34835559688599" table:style-name="ce1">
            <text:p>528.3483556</text:p>
          </table:table-cell>
          <table:table-cell office:value-type="float" office:value="1043.49560044297" table:style-name="ce1">
            <text:p>1043.49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Closed Anocracy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osta Rica</text:p>
          </table:table-cell>
          <table:table-cell office:value-type="float" office:value="5094118" table:style-name="ce1">
            <text:p>5094118</text:p>
          </table:table-cell>
          <table:table-cell office:value-type="float" office:value="51060" table:style-name="ce1">
            <text:p>51060</text:p>
          </table:table-cell>
          <table:table-cell office:value-type="float" office:value="61773.94" table:style-name="ce1">
            <text:p>61773.94</text:p>
          </table:table-cell>
          <table:table-cell office:value-type="float" office:value="98801.2" table:style-name="ce1">
            <text:p>98801.2</text:p>
          </table:table-cell>
          <table:table-cell office:value-type="float" office:value="12126.5231783009" table:style-name="ce1">
            <text:p>12126.52318</text:p>
          </table:table-cell>
          <table:table-cell office:value-type="float" office:value="19395.153390635998" table:style-name="ce1">
            <text:p>19395.15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400000000000004" table:style-name="ce1">
            <text:p>0.79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ote d'Ivoire</text:p>
          </table:table-cell>
          <table:table-cell office:value-type="float" office:value="26378274" table:style-name="ce1">
            <text:p>26378274</text:p>
          </table:table-cell>
          <table:table-cell office:value-type="float" office:value="318000" table:style-name="ce1">
            <text:p>318000</text:p>
          </table:table-cell>
          <table:table-cell office:value-type="float" office:value="58792.21" table:style-name="ce1">
            <text:p>58792.21</text:p>
          </table:table-cell>
          <table:table-cell office:value-type="float" office:value="96068.56" table:style-name="ce1">
            <text:p>96068.56</text:p>
          </table:table-cell>
          <table:table-cell office:value-type="float" office:value="2228.8118623682499" table:style-name="ce1">
            <text:p>2228.811862</text:p>
          </table:table-cell>
          <table:table-cell office:value-type="float" office:value="3641.9577717632301" table:style-name="ce1">
            <text:p>3641.9577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pen Anocracy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roatia</text:p>
          </table:table-cell>
          <table:table-cell office:value-type="float" office:value="4105267" table:style-name="ce1">
            <text:p>4105267</text:p>
          </table:table-cell>
          <table:table-cell office:value-type="float" office:value="55960" table:style-name="ce1">
            <text:p>55960</text:p>
          </table:table-cell>
          <table:table-cell office:value-type="float" office:value="60415.55" table:style-name="ce1">
            <text:p>60415.55</text:p>
          </table:table-cell>
          <table:table-cell office:value-type="float" office:value="114931.6" table:style-name="ce1">
            <text:p>114931.6</text:p>
          </table:table-cell>
          <table:table-cell office:value-type="float" office:value="14716.594560110199" table:style-name="ce1">
            <text:p>14716.59456</text:p>
          </table:table-cell>
          <table:table-cell office:value-type="float" office:value="27996.132772850098" table:style-name="ce1">
            <text:p>27996.132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699999999999997" table:style-name="ce1">
            <text:p>0.83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uba</text:p>
          </table:table-cell>
          <table:table-cell office:value-type="float" office:value="11326616" table:style-name="ce1">
            <text:p>11326616</text:p>
          </table:table-cell>
          <table:table-cell office:value-type="float" office:value="106440" table:style-name="ce1">
            <text:p>106440</text:p>
          </table:table-cell>
          <table:table-cell office:value-type="float" office:value="100023" table:style-name="ce1">
            <text:p>100023</text:p>
          </table:table-cell>
          <table:table-cell table:style-name="ce1"/>
          <table:table-cell office:value-type="float" office:value="8830.7928864190308" table:style-name="ce1">
            <text:p>8830.79288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7800000000000002" table:style-name="ce1">
            <text:p>0.778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Closed Anocracy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yprus</text:p>
          </table:table-cell>
          <table:table-cell office:value-type="float" office:value="1207359" table:style-name="ce1">
            <text:p>1207359</text:p>
          </table:table-cell>
          <table:table-cell office:value-type="float" office:value="9240" table:style-name="ce1">
            <text:p>9240</text:p>
          </table:table-cell>
          <table:table-cell office:value-type="float" office:value="24564.65" table:style-name="ce1">
            <text:p>24564.65</text:p>
          </table:table-cell>
          <table:table-cell office:value-type="float" office:value="34680.050000000003" table:style-name="ce1">
            <text:p>34680.05</text:p>
          </table:table-cell>
          <table:table-cell office:value-type="float" office:value="20345.7712246316" table:style-name="ce1">
            <text:p>20345.77122</text:p>
          </table:table-cell>
          <table:table-cell office:value-type="float" office:value="28723.892396544899" table:style-name="ce1">
            <text:p>28723.89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zechia</text:p>
          </table:table-cell>
          <table:table-cell office:value-type="float" office:value="10708981" table:style-name="ce1">
            <text:p>10708981</text:p>
          </table:table-cell>
          <table:table-cell office:value-type="float" office:value="77240" table:style-name="ce1">
            <text:p>77240</text:p>
          </table:table-cell>
          <table:table-cell office:value-type="float" office:value="246489.25" table:style-name="ce1">
            <text:p>246489.25</text:p>
          </table:table-cell>
          <table:table-cell office:value-type="float" office:value="429753.88" table:style-name="ce1">
            <text:p>429753.88</text:p>
          </table:table-cell>
          <table:table-cell office:value-type="float" office:value="23017.059232806601" table:style-name="ce1">
            <text:p>23017.05923</text:p>
          </table:table-cell>
          <table:table-cell office:value-type="float" office:value="40130.230878176" table:style-name="ce1">
            <text:p>40130.23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9100000000000001" table:style-name="ce1">
            <text:p>0.89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enmark</text:p>
          </table:table-cell>
          <table:table-cell office:value-type="float" office:value="5841065" table:style-name="ce1">
            <text:p>5841065</text:p>
          </table:table-cell>
          <table:table-cell office:value-type="float" office:value="43826" table:style-name="ce1">
            <text:p>43826</text:p>
          </table:table-cell>
          <table:table-cell office:value-type="float" office:value="350911.02" table:style-name="ce1">
            <text:p>350911.02</text:p>
          </table:table-cell>
          <table:table-cell office:value-type="float" office:value="331502.62" table:style-name="ce1">
            <text:p>331502.62</text:p>
          </table:table-cell>
          <table:table-cell office:value-type="float" office:value="60076.547684369201" table:style-name="ce1">
            <text:p>60076.54768</text:p>
          </table:table-cell>
          <table:table-cell office:value-type="float" office:value="56753.797466729098" table:style-name="ce1">
            <text:p>56753.79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3" table:style-name="ce1">
            <text:p>0.9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jibouti</text:p>
          </table:table-cell>
          <table:table-cell office:value-type="float" office:value="988000" table:style-name="ce1">
            <text:p>988000</text:p>
          </table:table-cell>
          <table:table-cell office:value-type="float" office:value="23180" table:style-name="ce1">
            <text:p>23180</text:p>
          </table:table-cell>
          <table:table-cell office:value-type="float" office:value="3318.72" table:style-name="ce1">
            <text:p>3318.72</text:p>
          </table:table-cell>
          <table:table-cell office:value-type="float" office:value="5010.34" table:style-name="ce1">
            <text:p>5010.34</text:p>
          </table:table-cell>
          <table:table-cell office:value-type="float" office:value="3359.0283400809699" table:style-name="ce1">
            <text:p>3359.02834</text:p>
          </table:table-cell>
          <table:table-cell office:value-type="float" office:value="5071.1943319838101" table:style-name="ce1">
            <text:p>5071.194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5" table:style-name="ce1">
            <text:p>0.4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pen Anocracy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ominica</text:p>
          </table:table-cell>
          <table:table-cell office:value-type="float" office:value="71986" table:style-name="ce1">
            <text:p>71986</text:p>
          </table:table-cell>
          <table:table-cell office:value-type="float" office:value="750" table:style-name="ce1">
            <text:p>750</text:p>
          </table:table-cell>
          <table:table-cell office:value-type="float" office:value="596.03" table:style-name="ce1">
            <text:p>596.03</text:p>
          </table:table-cell>
          <table:table-cell office:value-type="float" office:value="846.2" table:style-name="ce1">
            <text:p>846.2</text:p>
          </table:table-cell>
          <table:table-cell office:value-type="float" office:value="8279.8044064123605" table:style-name="ce1">
            <text:p>8279.804406</text:p>
          </table:table-cell>
          <table:table-cell office:value-type="float" office:value="11755.063484566401" table:style-name="ce1">
            <text:p>11755.06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399999999999998" table:style-name="ce1">
            <text:p>0.724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float" office:value="10847910" table:style-name="ce1">
            <text:p>10847910</text:p>
          </table:table-cell>
          <table:table-cell office:value-type="float" office:value="48320" table:style-name="ce1">
            <text:p>48320</text:p>
          </table:table-cell>
          <table:table-cell office:value-type="float" office:value="88941.3" table:style-name="ce1">
            <text:p>88941.3</text:p>
          </table:table-cell>
          <table:table-cell office:value-type="float" office:value="192810.94" table:style-name="ce1">
            <text:p>192810.94</text:p>
          </table:table-cell>
          <table:table-cell office:value-type="float" office:value="8198.9341725733393" table:style-name="ce1">
            <text:p>8198.934173</text:p>
          </table:table-cell>
          <table:table-cell office:value-type="float" office:value="17774.017299184801" table:style-name="ce1">
            <text:p>17774.01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5" table:style-name="ce1">
            <text:p>0.74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cuador</text:p>
          </table:table-cell>
          <table:table-cell office:value-type="float" office:value="17643054" table:style-name="ce1">
            <text:p>17643054</text:p>
          </table:table-cell>
          <table:table-cell office:value-type="float" office:value="248360" table:style-name="ce1">
            <text:p>248360</text:p>
          </table:table-cell>
          <table:table-cell office:value-type="float" office:value="107435.66" table:style-name="ce1">
            <text:p>107435.66</text:p>
          </table:table-cell>
          <table:table-cell office:value-type="float" office:value="202512.12" table:style-name="ce1">
            <text:p>202512.12</text:p>
          </table:table-cell>
          <table:table-cell office:value-type="float" office:value="6089.4026623735299" table:style-name="ce1">
            <text:p>6089.402662</text:p>
          </table:table-cell>
          <table:table-cell office:value-type="float" office:value="11478.291683514701" table:style-name="ce1">
            <text:p>11478.29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pen Anocracy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gypt</text:p>
          </table:table-cell>
          <table:table-cell office:value-type="float" office:value="102334404" table:style-name="ce1">
            <text:p>102334404</text:p>
          </table:table-cell>
          <table:table-cell office:value-type="float" office:value="995450" table:style-name="ce1">
            <text:p>995450</text:p>
          </table:table-cell>
          <table:table-cell office:value-type="float" office:value="303175.13" table:style-name="ce1">
            <text:p>303175.13</text:p>
          </table:table-cell>
          <table:table-cell office:value-type="float" office:value="1145967.04" table:style-name="ce1">
            <text:p>1145967.04</text:p>
          </table:table-cell>
          <table:table-cell office:value-type="float" office:value="2962.5924239515798" table:style-name="ce1">
            <text:p>2962.592424</text:p>
          </table:table-cell>
          <table:table-cell office:value-type="float" office:value="11198.2578214849" table:style-name="ce1">
            <text:p>11198.257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Closed Anocracy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l Salvador</text:p>
          </table:table-cell>
          <table:table-cell office:value-type="float" office:value="6486205" table:style-name="ce1">
            <text:p>6486205</text:p>
          </table:table-cell>
          <table:table-cell office:value-type="float" office:value="20720" table:style-name="ce1">
            <text:p>20720</text:p>
          </table:table-cell>
          <table:table-cell office:value-type="float" office:value="27022.639999999999" table:style-name="ce1">
            <text:p>27022.64</text:p>
          </table:table-cell>
          <table:table-cell office:value-type="float" office:value="56609.41" table:style-name="ce1">
            <text:p>56609.41</text:p>
          </table:table-cell>
          <table:table-cell office:value-type="float" office:value="4166.1711278012299" table:style-name="ce1">
            <text:p>4166.171128</text:p>
          </table:table-cell>
          <table:table-cell office:value-type="float" office:value="8727.6627858663105" table:style-name="ce1">
            <text:p>8727.6627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700000000000004" table:style-name="ce1">
            <text:p>0.6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quatorial Guinea</text:p>
          </table:table-cell>
          <table:table-cell office:value-type="float" office:value="1402985" table:style-name="ce1">
            <text:p>1402985</text:p>
          </table:table-cell>
          <table:table-cell office:value-type="float" office:value="28050" table:style-name="ce1">
            <text:p>28050</text:p>
          </table:table-cell>
          <table:table-cell office:value-type="float" office:value="11026.77" table:style-name="ce1">
            <text:p>11026.77</text:p>
          </table:table-cell>
          <table:table-cell office:value-type="float" office:value="27299.7" table:style-name="ce1">
            <text:p>27299.7</text:p>
          </table:table-cell>
          <table:table-cell office:value-type="float" office:value="7859.5066946546103" table:style-name="ce1">
            <text:p>7859.506695</text:p>
          </table:table-cell>
          <table:table-cell office:value-type="float" office:value="19458.297843526499" table:style-name="ce1">
            <text:p>19458.29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Autocracy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ritrea</text:p>
          </table:table-cell>
          <table:table-cell office:value-type="float" office:value="3546421" table:style-name="ce1">
            <text:p>3546421</text:p>
          </table:table-cell>
          <table:table-cell office:value-type="float" office:value="101000" table:style-name="ce1">
            <text:p>101000</text:p>
          </table:table-cell>
          <table:table-cell office:value-type="float" office:value="2065" table:style-name="ce1">
            <text:p>2065</text:p>
          </table:table-cell>
          <table:table-cell office:value-type="float" office:value="6597.43" table:style-name="ce1">
            <text:p>6597.43</text:p>
          </table:table-cell>
          <table:table-cell office:value-type="float" office:value="582.27717465016099" table:style-name="ce1">
            <text:p>582.2771747</text:p>
          </table:table-cell>
          <table:table-cell office:value-type="float" office:value="1860.30648927468" table:style-name="ce1">
            <text:p>1860.3064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4" table:style-name="ce1">
            <text:p>0.434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Autocrac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stonia</text:p>
          </table:table-cell>
          <table:table-cell office:value-type="float" office:value="1326535" table:style-name="ce1">
            <text:p>1326535</text:p>
          </table:table-cell>
          <table:table-cell office:value-type="float" office:value="42390" table:style-name="ce1">
            <text:p>42390</text:p>
          </table:table-cell>
          <table:table-cell office:value-type="float" office:value="31386.95" table:style-name="ce1">
            <text:p>31386.95</text:p>
          </table:table-cell>
          <table:table-cell office:value-type="float" office:value="48064.480000000003" table:style-name="ce1">
            <text:p>48064.48</text:p>
          </table:table-cell>
          <table:table-cell office:value-type="float" office:value="23660.853275639201" table:style-name="ce1">
            <text:p>23660.85328</text:p>
          </table:table-cell>
          <table:table-cell office:value-type="float" office:value="36233.103536657502" table:style-name="ce1">
            <text:p>36233.10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swatini</text:p>
          </table:table-cell>
          <table:table-cell office:value-type="float" office:value="1160164" table:style-name="ce1">
            <text:p>1160164</text:p>
          </table:table-cell>
          <table:table-cell office:value-type="float" office:value="17200" table:style-name="ce1">
            <text:p>17200</text:p>
          </table:table-cell>
          <table:table-cell office:value-type="float" office:value="4405.41" table:style-name="ce1">
            <text:p>4405.41</text:p>
          </table:table-cell>
          <table:table-cell office:value-type="float" office:value="10016.34" table:style-name="ce1">
            <text:p>10016.34</text:p>
          </table:table-cell>
          <table:table-cell office:value-type="float" office:value="3797.2303915653301" table:style-name="ce1">
            <text:p>3797.230392</text:p>
          </table:table-cell>
          <table:table-cell office:value-type="float" office:value="8633.5552559810494" table:style-name="ce1">
            <text:p>8633.555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-9" table:style-name="ce1">
            <text:p>-9</text:p>
          </table:table-cell>
          <table:table-cell office:value-type="string" table:style-name="ce1">
            <text:p>Autocracy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thiopia</text:p>
          </table:table-cell>
          <table:table-cell office:value-type="float" office:value="114963588" table:style-name="ce1">
            <text:p>114963588</text:p>
          </table:table-cell>
          <table:table-cell office:value-type="float" office:value="1000000" table:style-name="ce1">
            <text:p>1000000</text:p>
          </table:table-cell>
          <table:table-cell office:value-type="float" office:value="96107.66" table:style-name="ce1">
            <text:p>96107.66</text:p>
          </table:table-cell>
          <table:table-cell office:value-type="float" office:value="235309.04" table:style-name="ce1">
            <text:p>235309.04</text:p>
          </table:table-cell>
          <table:table-cell office:value-type="float" office:value="835.98347678571099" table:style-name="ce1">
            <text:p>835.9834768</text:p>
          </table:table-cell>
          <table:table-cell office:value-type="float" office:value="2046.81363981089" table:style-name="ce1">
            <text:p>2046.813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.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en Anocracy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iji</text:p>
          </table:table-cell>
          <table:table-cell office:value-type="float" office:value="896445" table:style-name="ce1">
            <text:p>896445</text:p>
          </table:table-cell>
          <table:table-cell office:value-type="float" office:value="18270" table:style-name="ce1">
            <text:p>18270</text:p>
          </table:table-cell>
          <table:table-cell office:value-type="float" office:value="5535.55" table:style-name="ce1">
            <text:p>5535.55</text:p>
          </table:table-cell>
          <table:table-cell office:value-type="float" office:value="12496.36" table:style-name="ce1">
            <text:p>12496.36</text:p>
          </table:table-cell>
          <table:table-cell office:value-type="float" office:value="6175.0023704744899" table:style-name="ce1">
            <text:p>6175.00237</text:p>
          </table:table-cell>
          <table:table-cell office:value-type="float" office:value="13939.907077400199" table:style-name="ce1">
            <text:p>13939.907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399999999999998" table:style-name="ce1">
            <text:p>0.7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pen Anocracy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cean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inland</text:p>
          </table:table-cell>
          <table:table-cell office:value-type="float" office:value="5540720" table:style-name="ce1">
            <text:p>5540720</text:p>
          </table:table-cell>
          <table:table-cell office:value-type="float" office:value="303890" table:style-name="ce1">
            <text:p>303890</text:p>
          </table:table-cell>
          <table:table-cell office:value-type="float" office:value="268761.2" table:style-name="ce1">
            <text:p>268761.2</text:p>
          </table:table-cell>
          <table:table-cell office:value-type="float" office:value="273290.92" table:style-name="ce1">
            <text:p>273290.92</text:p>
          </table:table-cell>
          <table:table-cell office:value-type="float" office:value="48506.547885473403" table:style-name="ce1">
            <text:p>48506.54789</text:p>
          </table:table-cell>
          <table:table-cell office:value-type="float" office:value="49324.0806249007" table:style-name="ce1">
            <text:p>49324.08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68147691" table:style-name="ce1">
            <text:p>68147691</text:p>
          </table:table-cell>
          <table:table-cell office:value-type="float" office:value="657766" table:style-name="ce1">
            <text:p>657766</text:p>
          </table:table-cell>
          <table:table-cell office:value-type="float" office:value="2721648.27" table:style-name="ce1">
            <text:p>2721648.27</text:p>
          </table:table-cell>
          <table:table-cell office:value-type="float" office:value="3110915.15" table:style-name="ce1">
            <text:p>3110915.15</text:p>
          </table:table-cell>
          <table:table-cell office:value-type="float" office:value="39937.497955726802" table:style-name="ce1">
            <text:p>39937.49796</text:p>
          </table:table-cell>
          <table:table-cell office:value-type="float" office:value="45649.6046212336" table:style-name="ce1">
            <text:p>45649.604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9100000000000001" table:style-name="ce1">
            <text:p>0.89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abon</text:p>
          </table:table-cell>
          <table:table-cell office:value-type="float" office:value="2225734" table:style-name="ce1">
            <text:p>2225734</text:p>
          </table:table-cell>
          <table:table-cell office:value-type="float" office:value="257670" table:style-name="ce1">
            <text:p>257670</text:p>
          </table:table-cell>
          <table:table-cell office:value-type="float" office:value="16657.96" table:style-name="ce1">
            <text:p>16657.96</text:p>
          </table:table-cell>
          <table:table-cell office:value-type="float" office:value="32006.42" table:style-name="ce1">
            <text:p>32006.42</text:p>
          </table:table-cell>
          <table:table-cell office:value-type="float" office:value="7484.2546324044097" table:style-name="ce1">
            <text:p>7484.254632</text:p>
          </table:table-cell>
          <table:table-cell office:value-type="float" office:value="14380.1640267885" table:style-name="ce1">
            <text:p>14380.164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pen Anocracy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ambia</text:p>
          </table:table-cell>
          <table:table-cell office:value-type="float" office:value="2416668" table:style-name="ce1">
            <text:p>2416668</text:p>
          </table:table-cell>
          <table:table-cell office:value-type="float" office:value="10120" table:style-name="ce1">
            <text:p>10120</text:p>
          </table:table-cell>
          <table:table-cell office:value-type="float" office:value="1763.82" table:style-name="ce1">
            <text:p>1763.82</text:p>
          </table:table-cell>
          <table:table-cell office:value-type="float" office:value="5008.1499999999996" table:style-name="ce1">
            <text:p>5008.15</text:p>
          </table:table-cell>
          <table:table-cell office:value-type="float" office:value="729.85614904488295" table:style-name="ce1">
            <text:p>729.856149</text:p>
          </table:table-cell>
          <table:table-cell office:value-type="float" office:value="2072.33678767625" table:style-name="ce1">
            <text:p>2072.3367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600000000000003" table:style-name="ce1">
            <text:p>0.46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pen Anocracy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eorgia</text:p>
          </table:table-cell>
          <table:table-cell office:value-type="float" office:value="3989167" table:style-name="ce1">
            <text:p>3989167</text:p>
          </table:table-cell>
          <table:table-cell office:value-type="float" office:value="69490" table:style-name="ce1">
            <text:p>69490</text:p>
          </table:table-cell>
          <table:table-cell office:value-type="float" office:value="17743.2" table:style-name="ce1">
            <text:p>17743.2</text:p>
          </table:table-cell>
          <table:table-cell office:value-type="float" office:value="54387.77" table:style-name="ce1">
            <text:p>54387.77</text:p>
          </table:table-cell>
          <table:table-cell office:value-type="float" office:value="4447.8458786007204" table:style-name="ce1">
            <text:p>4447.845879</text:p>
          </table:table-cell>
          <table:table-cell office:value-type="float" office:value="13633.866418728499" table:style-name="ce1">
            <text:p>13633.86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83783942" table:style-name="ce1">
            <text:p>83783942</text:p>
          </table:table-cell>
          <table:table-cell office:value-type="float" office:value="348560" table:style-name="ce1">
            <text:p>348560</text:p>
          </table:table-cell>
          <table:table-cell office:value-type="float" office:value="3845630.03" table:style-name="ce1">
            <text:p>3845630.03</text:p>
          </table:table-cell>
          <table:table-cell office:value-type="float" office:value="4514794.3099999996" table:style-name="ce1">
            <text:p>4514794.31</text:p>
          </table:table-cell>
          <table:table-cell office:value-type="float" office:value="45899.368520998898" table:style-name="ce1">
            <text:p>45899.36852</text:p>
          </table:table-cell>
          <table:table-cell office:value-type="float" office:value="53886.152909826102" table:style-name="ce1">
            <text:p>53886.152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3899999999999995" table:style-name="ce1">
            <text:p>0.93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hana</text:p>
          </table:table-cell>
          <table:table-cell office:value-type="float" office:value="31072940" table:style-name="ce1">
            <text:p>31072940</text:p>
          </table:table-cell>
          <table:table-cell office:value-type="float" office:value="227540" table:style-name="ce1">
            <text:p>227540</text:p>
          </table:table-cell>
          <table:table-cell office:value-type="float" office:value="66983.63" table:style-name="ce1">
            <text:p>66983.63</text:p>
          </table:table-cell>
          <table:table-cell office:value-type="float" office:value="158389.98000000001" table:style-name="ce1">
            <text:p>158389.98</text:p>
          </table:table-cell>
          <table:table-cell office:value-type="float" office:value="2155.6901278089599" table:style-name="ce1">
            <text:p>2155.690128</text:p>
          </table:table-cell>
          <table:table-cell office:value-type="float" office:value="5097.3605973557696" table:style-name="ce1">
            <text:p>5097.3605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reece</text:p>
          </table:table-cell>
          <table:table-cell office:value-type="float" office:value="10423054" table:style-name="ce1">
            <text:p>10423054</text:p>
          </table:table-cell>
          <table:table-cell office:value-type="float" office:value="128900" table:style-name="ce1">
            <text:p>128900</text:p>
          </table:table-cell>
          <table:table-cell office:value-type="float" office:value="209852.76" table:style-name="ce1">
            <text:p>209852.76</text:p>
          </table:table-cell>
          <table:table-cell office:value-type="float" office:value="325789.65000000002" table:style-name="ce1">
            <text:p>325789.65</text:p>
          </table:table-cell>
          <table:table-cell office:value-type="float" office:value="20133.519408035299" table:style-name="ce1">
            <text:p>20133.51941</text:p>
          </table:table-cell>
          <table:table-cell office:value-type="float" office:value="31256.640328256999" table:style-name="ce1">
            <text:p>31256.64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72" table:style-name="ce1">
            <text:p>0.8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renada</text:p>
          </table:table-cell>
          <table:table-cell office:value-type="float" office:value="56770" table:style-name="ce1">
            <text:p>56770</text:p>
          </table:table-cell>
          <table:table-cell office:value-type="float" office:value="410450" table:style-name="ce1">
            <text:p>410450</text:p>
          </table:table-cell>
          <table:table-cell office:value-type="float" office:value="1228.17" table:style-name="ce1">
            <text:p>1228.17</text:p>
          </table:table-cell>
          <table:table-cell office:value-type="float" office:value="1920.88" table:style-name="ce1">
            <text:p>1920.88</text:p>
          </table:table-cell>
          <table:table-cell office:value-type="float" office:value="21634.137748811001" table:style-name="ce1">
            <text:p>21634.13775</text:p>
          </table:table-cell>
          <table:table-cell office:value-type="float" office:value="33836.181081557203" table:style-name="ce1">
            <text:p>33836.18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300000000000001" table:style-name="ce1">
            <text:p>0.763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uatemala</text:p>
          </table:table-cell>
          <table:table-cell office:value-type="float" office:value="17915568" table:style-name="ce1">
            <text:p>17915568</text:p>
          </table:table-cell>
          <table:table-cell office:value-type="float" office:value="107160" table:style-name="ce1">
            <text:p>107160</text:p>
          </table:table-cell>
          <table:table-cell office:value-type="float" office:value="76710.39" table:style-name="ce1">
            <text:p>76710.39</text:p>
          </table:table-cell>
          <table:table-cell office:value-type="float" office:value="149287.01" table:style-name="ce1">
            <text:p>149287.01</text:p>
          </table:table-cell>
          <table:table-cell office:value-type="float" office:value="4281.7727018200003" table:style-name="ce1">
            <text:p>4281.772702</text:p>
          </table:table-cell>
          <table:table-cell office:value-type="float" office:value="8332.8092081702398" table:style-name="ce1">
            <text:p>8332.809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uinea</text:p>
          </table:table-cell>
          <table:table-cell office:value-type="float" office:value="13132795" table:style-name="ce1">
            <text:p>13132795</text:p>
          </table:table-cell>
          <table:table-cell office:value-type="float" office:value="245720" table:style-name="ce1">
            <text:p>245720</text:p>
          </table:table-cell>
          <table:table-cell office:value-type="float" office:value="13590.28" table:style-name="ce1">
            <text:p>13590.28</text:p>
          </table:table-cell>
          <table:table-cell office:value-type="float" office:value="31729.85" table:style-name="ce1">
            <text:p>31729.85</text:p>
          </table:table-cell>
          <table:table-cell office:value-type="float" office:value="1034.8353111428301" table:style-name="ce1">
            <text:p>1034.835311</text:p>
          </table:table-cell>
          <table:table-cell office:value-type="float" office:value="2416.0774610431399" table:style-name="ce1">
            <text:p>2416.0774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600000000000003" table:style-name="ce1">
            <text:p>0.46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pen Anocracy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uinea-Bissau</text:p>
          </table:table-cell>
          <table:table-cell office:value-type="float" office:value="1968001" table:style-name="ce1">
            <text:p>1968001</text:p>
          </table:table-cell>
          <table:table-cell office:value-type="float" office:value="28120" table:style-name="ce1">
            <text:p>28120</text:p>
          </table:table-cell>
          <table:table-cell office:value-type="float" office:value="1340.39" table:style-name="ce1">
            <text:p>1340.39</text:p>
          </table:table-cell>
          <table:table-cell office:value-type="float" office:value="3742.36" table:style-name="ce1">
            <text:p>3742.36</text:p>
          </table:table-cell>
          <table:table-cell office:value-type="float" office:value="681.09213359139596" table:style-name="ce1">
            <text:p>681.0921336</text:p>
          </table:table-cell>
          <table:table-cell office:value-type="float" office:value="1901.60472479435" table:style-name="ce1">
            <text:p>1901.604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uyana</text:p>
          </table:table-cell>
          <table:table-cell office:value-type="float" office:value="786552" table:style-name="ce1">
            <text:p>786552</text:p>
          </table:table-cell>
          <table:table-cell office:value-type="float" office:value="196850" table:style-name="ce1">
            <text:p>196850</text:p>
          </table:table-cell>
          <table:table-cell office:value-type="float" office:value="4280.4399999999996" table:style-name="ce1">
            <text:p>4280.44</text:p>
          </table:table-cell>
          <table:table-cell office:value-type="float" office:value="7430.91" table:style-name="ce1">
            <text:p>7430.91</text:p>
          </table:table-cell>
          <table:table-cell office:value-type="float" office:value="5442.0305332641701" table:style-name="ce1">
            <text:p>5442.030533</text:p>
          </table:table-cell>
          <table:table-cell office:value-type="float" office:value="9447.4491197021907" table:style-name="ce1">
            <text:p>9447.44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.6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aiti</text:p>
          </table:table-cell>
          <table:table-cell office:value-type="float" office:value="11402528" table:style-name="ce1">
            <text:p>11402528</text:p>
          </table:table-cell>
          <table:table-cell office:value-type="float" office:value="27560" table:style-name="ce1">
            <text:p>27560</text:p>
          </table:table-cell>
          <table:table-cell office:value-type="float" office:value="8498.98" table:style-name="ce1">
            <text:p>8498.98</text:p>
          </table:table-cell>
          <table:table-cell office:value-type="float" office:value="20135.439999999999" table:style-name="ce1">
            <text:p>20135.44</text:p>
          </table:table-cell>
          <table:table-cell office:value-type="float" office:value="745.35927471522098" table:style-name="ce1">
            <text:p>745.3592747</text:p>
          </table:table-cell>
          <table:table-cell office:value-type="float" office:value="1765.8750761234701" table:style-name="ce1">
            <text:p>1765.875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3" table:style-name="ce1">
            <text:p>0.50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pen Anocracy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oly See</text:p>
          </table:table-cell>
          <table:table-cell office:value-type="float" office:value="801" table:style-name="ce1">
            <text:p>80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onduras</text:p>
          </table:table-cell>
          <table:table-cell office:value-type="float" office:value="9904607" table:style-name="ce1">
            <text:p>9904607</text:p>
          </table:table-cell>
          <table:table-cell office:value-type="float" office:value="111890" table:style-name="ce1">
            <text:p>111890</text:p>
          </table:table-cell>
          <table:table-cell office:value-type="float" office:value="25095.4" table:style-name="ce1">
            <text:p>25095.4</text:p>
          </table:table-cell>
          <table:table-cell office:value-type="float" office:value="55707.59" table:style-name="ce1">
            <text:p>55707.59</text:p>
          </table:table-cell>
          <table:table-cell office:value-type="float" office:value="2533.7098180674898" table:style-name="ce1">
            <text:p>2533.709818</text:p>
          </table:table-cell>
          <table:table-cell office:value-type="float" office:value="5624.4119529427098" table:style-name="ce1">
            <text:p>5624.4119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3" table:style-name="ce1">
            <text:p>0.62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ungary</text:p>
          </table:table-cell>
          <table:table-cell office:value-type="float" office:value="9660351" table:style-name="ce1">
            <text:p>9660351</text:p>
          </table:table-cell>
          <table:table-cell office:value-type="float" office:value="90530" table:style-name="ce1">
            <text:p>90530</text:p>
          </table:table-cell>
          <table:table-cell office:value-type="float" office:value="160967.16" table:style-name="ce1">
            <text:p>160967.16</text:p>
          </table:table-cell>
          <table:table-cell office:value-type="float" office:value="308700.19" table:style-name="ce1">
            <text:p>308700.19</text:p>
          </table:table-cell>
          <table:table-cell office:value-type="float" office:value="16662.661636207598" table:style-name="ce1">
            <text:p>16662.66164</text:p>
          </table:table-cell>
          <table:table-cell office:value-type="float" office:value="31955.3802962232" table:style-name="ce1">
            <text:p>31955.3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celand</text:p>
          </table:table-cell>
          <table:table-cell office:value-type="float" office:value="341243" table:style-name="ce1">
            <text:p>341243</text:p>
          </table:table-cell>
          <table:table-cell office:value-type="float" office:value="100250" table:style-name="ce1">
            <text:p>100250</text:p>
          </table:table-cell>
          <table:table-cell office:value-type="float" office:value="24188.04" table:style-name="ce1">
            <text:p>24188.04</text:p>
          </table:table-cell>
          <table:table-cell office:value-type="float" office:value="20478.349999999999" table:style-name="ce1">
            <text:p>20478.35</text:p>
          </table:table-cell>
          <table:table-cell office:value-type="float" office:value="70882.157289673298" table:style-name="ce1">
            <text:p>70882.15729</text:p>
          </table:table-cell>
          <table:table-cell office:value-type="float" office:value="60011.047845670102" table:style-name="ce1">
            <text:p>60011.04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3799999999999994" table:style-name="ce1">
            <text:p>0.93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ndia</text:p>
          </table:table-cell>
          <table:table-cell office:value-type="float" office:value="1380004385" table:style-name="ce1">
            <text:p>1380004385</text:p>
          </table:table-cell>
          <table:table-cell office:value-type="float" office:value="2973190" table:style-name="ce1">
            <text:p>2973190</text:p>
          </table:table-cell>
          <table:table-cell office:value-type="float" office:value="2875142.31" table:style-name="ce1">
            <text:p>2875142.31</text:p>
          </table:table-cell>
          <table:table-cell office:value-type="float" office:value="9058691.6899999995" table:style-name="ce1">
            <text:p>9058691.69</text:p>
          </table:table-cell>
          <table:table-cell office:value-type="float" office:value="2083.4298363479502" table:style-name="ce1">
            <text:p>2083.429836</text:p>
          </table:table-cell>
          <table:table-cell office:value-type="float" office:value="6564.24848244232" table:style-name="ce1">
            <text:p>6564.24848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64700000000000002" table:style-name="ce1">
            <text:p>0.64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ndonesia</text:p>
          </table:table-cell>
          <table:table-cell office:value-type="float" office:value="273523615" table:style-name="ce1">
            <text:p>273523615</text:p>
          </table:table-cell>
          <table:table-cell office:value-type="float" office:value="1811570" table:style-name="ce1">
            <text:p>1811570</text:p>
          </table:table-cell>
          <table:table-cell office:value-type="float" office:value="1119190.78" table:style-name="ce1">
            <text:p>1119190.78</text:p>
          </table:table-cell>
          <table:table-cell office:value-type="float" office:value="3117334.24" table:style-name="ce1">
            <text:p>3117334.24</text:p>
          </table:table-cell>
          <table:table-cell office:value-type="float" office:value="4091.75193154712" table:style-name="ce1">
            <text:p>4091.751932</text:p>
          </table:table-cell>
          <table:table-cell office:value-type="float" office:value="11396.9473531563" table:style-name="ce1">
            <text:p>11396.947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70699999999999996" table:style-name="ce1">
            <text:p>0.7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ran</text:p>
          </table:table-cell>
          <table:table-cell office:value-type="float" office:value="83992949" table:style-name="ce1">
            <text:p>83992949</text:p>
          </table:table-cell>
          <table:table-cell office:value-type="float" office:value="1628550" table:style-name="ce1">
            <text:p>1628550</text:p>
          </table:table-cell>
          <table:table-cell office:value-type="float" office:value="445345.28000000003" table:style-name="ce1">
            <text:p>445345.28</text:p>
          </table:table-cell>
          <table:table-cell office:value-type="float" office:value="1172665.5" table:style-name="ce1">
            <text:p>1172665.5</text:p>
          </table:table-cell>
          <table:table-cell office:value-type="float" office:value="5302.1745908695302" table:style-name="ce1">
            <text:p>5302.174591</text:p>
          </table:table-cell>
          <table:table-cell office:value-type="float" office:value="13961.4755043307" table:style-name="ce1">
            <text:p>13961.4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700000000000004" table:style-name="ce1">
            <text:p>0.797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Autocracy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raq</text:p>
          </table:table-cell>
          <table:table-cell office:value-type="float" office:value="40222493" table:style-name="ce1">
            <text:p>40222493</text:p>
          </table:table-cell>
          <table:table-cell office:value-type="float" office:value="434320" table:style-name="ce1">
            <text:p>434320</text:p>
          </table:table-cell>
          <table:table-cell office:value-type="float" office:value="234094.04" table:style-name="ce1">
            <text:p>234094.04</text:p>
          </table:table-cell>
          <table:table-cell office:value-type="float" office:value="419689.63" table:style-name="ce1">
            <text:p>419689.63</text:p>
          </table:table-cell>
          <table:table-cell office:value-type="float" office:value="5819.9783887090198" table:style-name="ce1">
            <text:p>5819.978389</text:p>
          </table:table-cell>
          <table:table-cell office:value-type="float" office:value="10434.202325549501" table:style-name="ce1">
            <text:p>10434.20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reland</text:p>
          </table:table-cell>
          <table:table-cell office:value-type="float" office:value="4937786" table:style-name="ce1">
            <text:p>4937786</text:p>
          </table:table-cell>
          <table:table-cell office:value-type="float" office:value="68890" table:style-name="ce1">
            <text:p>68890</text:p>
          </table:table-cell>
          <table:table-cell office:value-type="float" office:value="388698.71" table:style-name="ce1">
            <text:p>388698.71</text:p>
          </table:table-cell>
          <table:table-cell office:value-type="float" office:value="411091.81" table:style-name="ce1">
            <text:p>411091.81</text:p>
          </table:table-cell>
          <table:table-cell office:value-type="float" office:value="78719.229630445698" table:style-name="ce1">
            <text:p>78719.22963</text:p>
          </table:table-cell>
          <table:table-cell office:value-type="float" office:value="83254.278334460003" table:style-name="ce1">
            <text:p>83254.278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4199999999999995" table:style-name="ce1">
            <text:p>0.9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9" table:style-name="ce1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srael</text:p>
          </table:table-cell>
          <table:table-cell office:value-type="float" office:value="8655535" table:style-name="ce1">
            <text:p>8655535</text:p>
          </table:table-cell>
          <table:table-cell office:value-type="float" office:value="21640" table:style-name="ce1">
            <text:p>21640</text:p>
          </table:table-cell>
          <table:table-cell office:value-type="float" office:value="395098.67" table:style-name="ce1">
            <text:p>395098.67</text:p>
          </table:table-cell>
          <table:table-cell office:value-type="float" office:value="357633.41" table:style-name="ce1">
            <text:p>357633.41</text:p>
          </table:table-cell>
          <table:table-cell office:value-type="float" office:value="45646.938057555097" table:style-name="ce1">
            <text:p>45646.93806</text:p>
          </table:table-cell>
          <table:table-cell office:value-type="float" office:value="41318.463850010397" table:style-name="ce1">
            <text:p>41318.46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0600000000000003" table:style-name="ce1">
            <text:p>0.9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taly</text:p>
          </table:table-cell>
          <table:table-cell office:value-type="float" office:value="60461826" table:style-name="ce1">
            <text:p>60461826</text:p>
          </table:table-cell>
          <table:table-cell office:value-type="float" office:value="294140" table:style-name="ce1">
            <text:p>294140</text:p>
          </table:table-cell>
          <table:table-cell office:value-type="float" office:value="2001244.39" table:style-name="ce1">
            <text:p>2001244.39</text:p>
          </table:table-cell>
          <table:table-cell office:value-type="float" office:value="2585936.4500000002" table:style-name="ce1">
            <text:p>2585936.45</text:p>
          </table:table-cell>
          <table:table-cell office:value-type="float" office:value="33099.304509923299" table:style-name="ce1">
            <text:p>33099.30451</text:p>
          </table:table-cell>
          <table:table-cell office:value-type="float" office:value="42769.737883867398" table:style-name="ce1">
            <text:p>42769.737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8300000000000001" table:style-name="ce1">
            <text:p>0.88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amaica</text:p>
          </table:table-cell>
          <table:table-cell office:value-type="float" office:value="2961167" table:style-name="ce1">
            <text:p>2961167</text:p>
          </table:table-cell>
          <table:table-cell office:value-type="float" office:value="10830" table:style-name="ce1">
            <text:p>10830</text:p>
          </table:table-cell>
          <table:table-cell office:value-type="float" office:value="16458.07" table:style-name="ce1">
            <text:p>16458.07</text:p>
          </table:table-cell>
          <table:table-cell office:value-type="float" office:value="29275.75" table:style-name="ce1">
            <text:p>29275.75</text:p>
          </table:table-cell>
          <table:table-cell office:value-type="float" office:value="5557.9675175361599" table:style-name="ce1">
            <text:p>5557.967518</text:p>
          </table:table-cell>
          <table:table-cell office:value-type="float" office:value="9886.5582386944097" table:style-name="ce1">
            <text:p>9886.5582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126476461" table:style-name="ce1">
            <text:p>126476461</text:p>
          </table:table-cell>
          <table:table-cell office:value-type="float" office:value="364555" table:style-name="ce1">
            <text:p>364555</text:p>
          </table:table-cell>
          <table:table-cell office:value-type="float" office:value="5081769.54" table:style-name="ce1">
            <text:p>5081769.54</text:p>
          </table:table-cell>
          <table:table-cell office:value-type="float" office:value="5247580.84" table:style-name="ce1">
            <text:p>5247580.84</text:p>
          </table:table-cell>
          <table:table-cell office:value-type="float" office:value="40179.5678011579" table:style-name="ce1">
            <text:p>40179.5678</text:p>
          </table:table-cell>
          <table:table-cell office:value-type="float" office:value="41490.573016586903" table:style-name="ce1">
            <text:p>41490.573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ordan</text:p>
          </table:table-cell>
          <table:table-cell office:value-type="float" office:value="10203134" table:style-name="ce1">
            <text:p>10203134</text:p>
          </table:table-cell>
          <table:table-cell office:value-type="float" office:value="88780" table:style-name="ce1">
            <text:p>88780</text:p>
          </table:table-cell>
          <table:table-cell office:value-type="float" office:value="43743.66" table:style-name="ce1">
            <text:p>43743.66</text:p>
          </table:table-cell>
          <table:table-cell office:value-type="float" office:value="100495.62" table:style-name="ce1">
            <text:p>100495.62</text:p>
          </table:table-cell>
          <table:table-cell office:value-type="float" office:value="4287.2768308247296" table:style-name="ce1">
            <text:p>4287.276831</text:p>
          </table:table-cell>
          <table:table-cell office:value-type="float" office:value="9849.4854620158894" table:style-name="ce1">
            <text:p>9849.4854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299999999999998" table:style-name="ce1">
            <text:p>0.723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Closed Anocracy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azakhstan</text:p>
          </table:table-cell>
          <table:table-cell office:value-type="float" office:value="18776707" table:style-name="ce1">
            <text:p>18776707</text:p>
          </table:table-cell>
          <table:table-cell office:value-type="float" office:value="2699700" table:style-name="ce1">
            <text:p>2699700</text:p>
          </table:table-cell>
          <table:table-cell office:value-type="float" office:value="180161.74" table:style-name="ce1">
            <text:p>180161.74</text:p>
          </table:table-cell>
          <table:table-cell office:value-type="float" office:value="478232.47" table:style-name="ce1">
            <text:p>478232.47</text:p>
          </table:table-cell>
          <table:table-cell office:value-type="float" office:value="9594.9593291304991" table:style-name="ce1">
            <text:p>9594.959329</text:p>
          </table:table-cell>
          <table:table-cell office:value-type="float" office:value="25469.453722636201" table:style-name="ce1">
            <text:p>25469.453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Autocracy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enya</text:p>
          </table:table-cell>
          <table:table-cell office:value-type="float" office:value="53771296" table:style-name="ce1">
            <text:p>53771296</text:p>
          </table:table-cell>
          <table:table-cell office:value-type="float" office:value="569140" table:style-name="ce1">
            <text:p>569140</text:p>
          </table:table-cell>
          <table:table-cell office:value-type="float" office:value="95503.09" table:style-name="ce1">
            <text:p>95503.09</text:p>
          </table:table-cell>
          <table:table-cell office:value-type="float" office:value="220729.73" table:style-name="ce1">
            <text:p>220729.73</text:p>
          </table:table-cell>
          <table:table-cell office:value-type="float" office:value="1776.0979761395399" table:style-name="ce1">
            <text:p>1776.097976</text:p>
          </table:table-cell>
          <table:table-cell office:value-type="float" office:value="4104.9732184249397" table:style-name="ce1">
            <text:p>4104.9732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899999999999996" table:style-name="ce1">
            <text:p>0.57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outh Korea</text:p>
          </table:table-cell>
          <table:table-cell office:value-type="float" office:value="51269185" table:style-name="ce1">
            <text:p>51269185</text:p>
          </table:table-cell>
          <table:table-cell office:value-type="float" office:value="97230" table:style-name="ce1">
            <text:p>97230</text:p>
          </table:table-cell>
          <table:table-cell office:value-type="float" office:value="1642383.22" table:style-name="ce1">
            <text:p>1642383.22</text:p>
          </table:table-cell>
          <table:table-cell office:value-type="float" office:value="2046766.34" table:style-name="ce1">
            <text:p>2046766.34</text:p>
          </table:table-cell>
          <table:table-cell office:value-type="float" office:value="32034.510008302299" table:style-name="ce1">
            <text:p>32034.51001</text:p>
          </table:table-cell>
          <table:table-cell office:value-type="float" office:value="39921.959750286602" table:style-name="ce1">
            <text:p>39921.959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0600000000000003" table:style-name="ce1">
            <text:p>0.90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osovo</text:p>
          </table:table-cell>
          <table:table-cell office:value-type="float" office:value="1810463" table:style-name="ce1">
            <text:p>1810463</text:p>
          </table:table-cell>
          <table:table-cell office:value-type="float" office:value="10887" table:style-name="ce1">
            <text:p>10887</text:p>
          </table:table-cell>
          <table:table-cell office:value-type="float" office:value="7926.11" table:style-name="ce1">
            <text:p>7926.11</text:p>
          </table:table-cell>
          <table:table-cell office:value-type="float" office:value="20056.14" table:style-name="ce1">
            <text:p>20056.14</text:p>
          </table:table-cell>
          <table:table-cell office:value-type="float" office:value="4377.9464148121197" table:style-name="ce1">
            <text:p>4377.946415</text:p>
          </table:table-cell>
          <table:table-cell office:value-type="float" office:value="11077.906590745" table:style-name="ce1">
            <text:p>11077.906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uwait</text:p>
          </table:table-cell>
          <table:table-cell office:value-type="float" office:value="4270571" table:style-name="ce1">
            <text:p>4270571</text:p>
          </table:table-cell>
          <table:table-cell office:value-type="float" office:value="17820" table:style-name="ce1">
            <text:p>17820</text:p>
          </table:table-cell>
          <table:table-cell office:value-type="float" office:value="134761.20000000001" table:style-name="ce1">
            <text:p>134761.2</text:p>
          </table:table-cell>
          <table:table-cell office:value-type="float" office:value="213933.11" table:style-name="ce1">
            <text:p>213933.11</text:p>
          </table:table-cell>
          <table:table-cell office:value-type="float" office:value="31555.780245779799" table:style-name="ce1">
            <text:p>31555.78025</text:p>
          </table:table-cell>
          <table:table-cell office:value-type="float" office:value="50094.732062761599" table:style-name="ce1">
            <text:p>50094.73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Autocracy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yrgyzstan</text:p>
          </table:table-cell>
          <table:table-cell office:value-type="float" office:value="6524195" table:style-name="ce1">
            <text:p>6524195</text:p>
          </table:table-cell>
          <table:table-cell office:value-type="float" office:value="191800" table:style-name="ce1">
            <text:p>191800</text:p>
          </table:table-cell>
          <table:table-cell office:value-type="float" office:value="8454.6200000000008" table:style-name="ce1">
            <text:p>8454.62</text:p>
          </table:table-cell>
          <table:table-cell office:value-type="float" office:value="33163.86" table:style-name="ce1">
            <text:p>33163.86</text:p>
          </table:table-cell>
          <table:table-cell office:value-type="float" office:value="1295.8870787890301" table:style-name="ce1">
            <text:p>1295.887079</text:p>
          </table:table-cell>
          <table:table-cell office:value-type="float" office:value="5083.2110321656501" table:style-name="ce1">
            <text:p>5083.211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400000000000004" table:style-name="ce1">
            <text:p>0.67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aos</text:p>
          </table:table-cell>
          <table:table-cell office:value-type="float" office:value="7275560" table:style-name="ce1">
            <text:p>7275560</text:p>
          </table:table-cell>
          <table:table-cell office:value-type="float" office:value="230800" table:style-name="ce1">
            <text:p>230800</text:p>
          </table:table-cell>
          <table:table-cell office:value-type="float" office:value="18173.84" table:style-name="ce1">
            <text:p>18173.84</text:p>
          </table:table-cell>
          <table:table-cell office:value-type="float" office:value="54922.83" table:style-name="ce1">
            <text:p>54922.83</text:p>
          </table:table-cell>
          <table:table-cell office:value-type="float" office:value="2497.9300562430899" table:style-name="ce1">
            <text:p>2497.930056</text:p>
          </table:table-cell>
          <table:table-cell office:value-type="float" office:value="7548.9488094387198" table:style-name="ce1">
            <text:p>7548.948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0399999999999998" table:style-name="ce1">
            <text:p>0.604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Autocracy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atvia</text:p>
          </table:table-cell>
          <table:table-cell office:value-type="float" office:value="1886198" table:style-name="ce1">
            <text:p>1886198</text:p>
          </table:table-cell>
          <table:table-cell office:value-type="float" office:value="62200" table:style-name="ce1">
            <text:p>62200</text:p>
          </table:table-cell>
          <table:table-cell office:value-type="float" office:value="34117.199999999997" table:style-name="ce1">
            <text:p>34117.2</text:p>
          </table:table-cell>
          <table:table-cell office:value-type="float" office:value="59250.54" table:style-name="ce1">
            <text:p>59250.54</text:p>
          </table:table-cell>
          <table:table-cell office:value-type="float" office:value="18087.814746914199" table:style-name="ce1">
            <text:p>18087.81475</text:p>
          </table:table-cell>
          <table:table-cell office:value-type="float" office:value="31412.683079931201" table:style-name="ce1">
            <text:p>31412.68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5399999999999998" table:style-name="ce1">
            <text:p>0.85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ebanon</text:p>
          </table:table-cell>
          <table:table-cell office:value-type="float" office:value="6825445" table:style-name="ce1">
            <text:p>6825445</text:p>
          </table:table-cell>
          <table:table-cell office:value-type="float" office:value="10230" table:style-name="ce1">
            <text:p>10230</text:p>
          </table:table-cell>
          <table:table-cell office:value-type="float" office:value="53367.040000000001" table:style-name="ce1">
            <text:p>53367.04</text:p>
          </table:table-cell>
          <table:table-cell office:value-type="float" office:value="112438.06" table:style-name="ce1">
            <text:p>112438.06</text:p>
          </table:table-cell>
          <table:table-cell office:value-type="float" office:value="7818.8367205361701" table:style-name="ce1">
            <text:p>7818.836721</text:p>
          </table:table-cell>
          <table:table-cell office:value-type="float" office:value="16473.366937979899" table:style-name="ce1">
            <text:p>16473.36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esotho</text:p>
          </table:table-cell>
          <table:table-cell office:value-type="float" office:value="2142249" table:style-name="ce1">
            <text:p>2142249</text:p>
          </table:table-cell>
          <table:table-cell office:value-type="float" office:value="30360" table:style-name="ce1">
            <text:p>30360</text:p>
          </table:table-cell>
          <table:table-cell office:value-type="float" office:value="2460.0700000000002" table:style-name="ce1">
            <text:p>2460.07</text:p>
          </table:table-cell>
          <table:table-cell office:value-type="float" office:value="6468.11" table:style-name="ce1">
            <text:p>6468.11</text:p>
          </table:table-cell>
          <table:table-cell office:value-type="float" office:value="1148.35857082907" table:style-name="ce1">
            <text:p>1148.358571</text:p>
          </table:table-cell>
          <table:table-cell office:value-type="float" office:value="3019.3082130041798" table:style-name="ce1">
            <text:p>3019.3082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800000000000002" table:style-name="ce1">
            <text:p>0.51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iberia</text:p>
          </table:table-cell>
          <table:table-cell office:value-type="float" office:value="5057681" table:style-name="ce1">
            <text:p>5057681</text:p>
          </table:table-cell>
          <table:table-cell office:value-type="float" office:value="96320" table:style-name="ce1">
            <text:p>96320</text:p>
          </table:table-cell>
          <table:table-cell office:value-type="float" office:value="3070.52" table:style-name="ce1">
            <text:p>3070.52</text:p>
          </table:table-cell>
          <table:table-cell office:value-type="float" office:value="7389.76" table:style-name="ce1">
            <text:p>7389.76</text:p>
          </table:table-cell>
          <table:table-cell office:value-type="float" office:value="607.10036872629996" table:style-name="ce1">
            <text:p>607.1003687</text:p>
          </table:table-cell>
          <table:table-cell office:value-type="float" office:value="1461.09649857316" table:style-name="ce1">
            <text:p>1461.0964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ibya</text:p>
          </table:table-cell>
          <table:table-cell office:value-type="float" office:value="6871292" table:style-name="ce1">
            <text:p>6871292</text:p>
          </table:table-cell>
          <table:table-cell office:value-type="float" office:value="1759540" table:style-name="ce1">
            <text:p>1759540</text:p>
          </table:table-cell>
          <table:table-cell office:value-type="float" office:value="52076.25" table:style-name="ce1">
            <text:p>52076.25</text:p>
          </table:table-cell>
          <table:table-cell office:value-type="float" office:value="96327.26" table:style-name="ce1">
            <text:p>96327.26</text:p>
          </table:table-cell>
          <table:table-cell office:value-type="float" office:value="7578.8148720793697" table:style-name="ce1">
            <text:p>7578.814872</text:p>
          </table:table-cell>
          <table:table-cell office:value-type="float" office:value="14018.7987935893" table:style-name="ce1">
            <text:p>14018.79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799999999999996" table:style-name="ce1">
            <text:p>0.70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iechtenstein</text:p>
          </table:table-cell>
          <table:table-cell office:value-type="float" office:value="38128" table:style-name="ce1">
            <text:p>38128</text:p>
          </table:table-cell>
          <table:table-cell office:value-type="float" office:value="160" table:style-name="ce1">
            <text:p>160</text:p>
          </table:table-cell>
          <table:table-cell office:value-type="float" office:value="6552.86" table:style-name="ce1">
            <text:p>6552.86</text:p>
          </table:table-cell>
          <table:table-cell table:style-name="ce1"/>
          <table:table-cell office:value-type="float" office:value="171864.77129668501" table:style-name="ce1">
            <text:p>171864.77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1700000000000004" table:style-name="ce1">
            <text:p>0.917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ithuania</text:p>
          </table:table-cell>
          <table:table-cell office:value-type="float" office:value="2722289" table:style-name="ce1">
            <text:p>2722289</text:p>
          </table:table-cell>
          <table:table-cell office:value-type="float" office:value="62674" table:style-name="ce1">
            <text:p>62674</text:p>
          </table:table-cell>
          <table:table-cell office:value-type="float" office:value="54219.32" table:style-name="ce1">
            <text:p>54219.32</text:p>
          </table:table-cell>
          <table:table-cell office:value-type="float" office:value="100384.5" table:style-name="ce1">
            <text:p>100384.5</text:p>
          </table:table-cell>
          <table:table-cell office:value-type="float" office:value="19916.812652881501" table:style-name="ce1">
            <text:p>19916.81265</text:p>
          </table:table-cell>
          <table:table-cell office:value-type="float" office:value="36875.034208344499" table:style-name="ce1">
            <text:p>36875.03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6899999999999999" table:style-name="ce1">
            <text:p>0.86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uxembourg</text:p>
          </table:table-cell>
          <table:table-cell office:value-type="float" office:value="625978" table:style-name="ce1">
            <text:p>625978</text:p>
          </table:table-cell>
          <table:table-cell office:value-type="float" office:value="2590" table:style-name="ce1">
            <text:p>2590</text:p>
          </table:table-cell>
          <table:table-cell office:value-type="float" office:value="71104.92" table:style-name="ce1">
            <text:p>71104.92</text:p>
          </table:table-cell>
          <table:table-cell office:value-type="float" office:value="71000.34" table:style-name="ce1">
            <text:p>71000.34</text:p>
          </table:table-cell>
          <table:table-cell office:value-type="float" office:value="113590.12617056799" table:style-name="ce1">
            <text:p>113590.1262</text:p>
          </table:table-cell>
          <table:table-cell office:value-type="float" office:value="113423.059596344" table:style-name="ce1">
            <text:p>113423.0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dagascar</text:p>
          </table:table-cell>
          <table:table-cell office:value-type="float" office:value="27691018" table:style-name="ce1">
            <text:p>27691018</text:p>
          </table:table-cell>
          <table:table-cell office:value-type="float" office:value="581795" table:style-name="ce1">
            <text:p>581795</text:p>
          </table:table-cell>
          <table:table-cell office:value-type="float" office:value="14083.91" table:style-name="ce1">
            <text:p>14083.91</text:p>
          </table:table-cell>
          <table:table-cell office:value-type="float" office:value="43395.91" table:style-name="ce1">
            <text:p>43395.91</text:p>
          </table:table-cell>
          <table:table-cell office:value-type="float" office:value="508.60932595544199" table:style-name="ce1">
            <text:p>508.609326</text:p>
          </table:table-cell>
          <table:table-cell office:value-type="float" office:value="1567.1475133200199" table:style-name="ce1">
            <text:p>1567.147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100000000000002" table:style-name="ce1">
            <text:p>0.52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lawi</text:p>
          </table:table-cell>
          <table:table-cell office:value-type="float" office:value="19129952" table:style-name="ce1">
            <text:p>19129952</text:p>
          </table:table-cell>
          <table:table-cell office:value-type="float" office:value="94280" table:style-name="ce1">
            <text:p>94280</text:p>
          </table:table-cell>
          <table:table-cell office:value-type="float" office:value="7666.7" table:style-name="ce1">
            <text:p>7666.7</text:p>
          </table:table-cell>
          <table:table-cell office:value-type="float" office:value="19437.62" table:style-name="ce1">
            <text:p>19437.62</text:p>
          </table:table-cell>
          <table:table-cell office:value-type="float" office:value="400.76943214494202" table:style-name="ce1">
            <text:p>400.7694321</text:p>
          </table:table-cell>
          <table:table-cell office:value-type="float" office:value="1016.08305133228" table:style-name="ce1">
            <text:p>1016.083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laysia</text:p>
          </table:table-cell>
          <table:table-cell office:value-type="float" office:value="32365999" table:style-name="ce1">
            <text:p>32365999</text:p>
          </table:table-cell>
          <table:table-cell office:value-type="float" office:value="328550" table:style-name="ce1">
            <text:p>328550</text:p>
          </table:table-cell>
          <table:table-cell office:value-type="float" office:value="364701.52" table:style-name="ce1">
            <text:p>364701.52</text:p>
          </table:table-cell>
          <table:table-cell office:value-type="float" office:value="889349" table:style-name="ce1">
            <text:p>889349</text:p>
          </table:table-cell>
          <table:table-cell office:value-type="float" office:value="11268.044592104199" table:style-name="ce1">
            <text:p>11268.04459</text:p>
          </table:table-cell>
          <table:table-cell office:value-type="float" office:value="27477.878869118202" table:style-name="ce1">
            <text:p>27477.87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400000000000005" table:style-name="ce1">
            <text:p>0.80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ldives</text:p>
          </table:table-cell>
          <table:table-cell office:value-type="float" office:value="540544" table:style-name="ce1">
            <text:p>540544</text:p>
          </table:table-cell>
          <table:table-cell office:value-type="float" office:value="300" table:style-name="ce1">
            <text:p>300</text:p>
          </table:table-cell>
          <table:table-cell office:value-type="float" office:value="5729.25" table:style-name="ce1">
            <text:p>5729.25</text:p>
          </table:table-cell>
          <table:table-cell office:value-type="float" office:value="9777.27" table:style-name="ce1">
            <text:p>9777.27</text:p>
          </table:table-cell>
          <table:table-cell office:value-type="float" office:value="10599.0446661141" table:style-name="ce1">
            <text:p>10599.04467</text:p>
          </table:table-cell>
          <table:table-cell office:value-type="float" office:value="18087.833737864101" table:style-name="ce1">
            <text:p>18087.83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1899999999999997" table:style-name="ce1">
            <text:p>0.7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li</text:p>
          </table:table-cell>
          <table:table-cell office:value-type="float" office:value="20250833" table:style-name="ce1">
            <text:p>20250833</text:p>
          </table:table-cell>
          <table:table-cell office:value-type="float" office:value="1220190" table:style-name="ce1">
            <text:p>1220190</text:p>
          </table:table-cell>
          <table:table-cell office:value-type="float" office:value="17510.14" table:style-name="ce1">
            <text:p>17510.14</text:p>
          </table:table-cell>
          <table:table-cell office:value-type="float" office:value="44723.72" table:style-name="ce1">
            <text:p>44723.72</text:p>
          </table:table-cell>
          <table:table-cell office:value-type="float" office:value="864.66270301078498" table:style-name="ce1">
            <text:p>864.662703</text:p>
          </table:table-cell>
          <table:table-cell office:value-type="float" office:value="2208.4879175093702" table:style-name="ce1">
            <text:p>2208.4879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699999999999999" table:style-name="ce1">
            <text:p>0.4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pen Anocracy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lta</text:p>
          </table:table-cell>
          <table:table-cell office:value-type="float" office:value="441543" table:style-name="ce1">
            <text:p>441543</text:p>
          </table:table-cell>
          <table:table-cell office:value-type="float" office:value="320" table:style-name="ce1">
            <text:p>320</text:p>
          </table:table-cell>
          <table:table-cell office:value-type="float" office:value="14786.16" table:style-name="ce1">
            <text:p>14786.16</text:p>
          </table:table-cell>
          <table:table-cell office:value-type="float" office:value="21100.07" table:style-name="ce1">
            <text:p>21100.07</text:p>
          </table:table-cell>
          <table:table-cell office:value-type="float" office:value="33487.474606097298" table:style-name="ce1">
            <text:p>33487.47461</text:p>
          </table:table-cell>
          <table:table-cell office:value-type="float" office:value="47787.123790887897" table:style-name="ce1">
            <text:p>47787.123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500000000000001" table:style-name="ce1">
            <text:p>0.885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uritania</text:p>
          </table:table-cell>
          <table:table-cell office:value-type="float" office:value="4649658" table:style-name="ce1">
            <text:p>4649658</text:p>
          </table:table-cell>
          <table:table-cell office:value-type="float" office:value="1030700" table:style-name="ce1">
            <text:p>1030700</text:p>
          </table:table-cell>
          <table:table-cell office:value-type="float" office:value="7593.75" table:style-name="ce1">
            <text:p>7593.75</text:p>
          </table:table-cell>
          <table:table-cell office:value-type="float" office:value="16745.259999999998" table:style-name="ce1">
            <text:p>16745.26</text:p>
          </table:table-cell>
          <table:table-cell office:value-type="float" office:value="1633.18463422471" table:style-name="ce1">
            <text:p>1633.184634</text:p>
          </table:table-cell>
          <table:table-cell office:value-type="float" office:value="3601.39605966718" table:style-name="ce1">
            <text:p>3601.39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700000000000002" table:style-name="ce1">
            <text:p>0.527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Closed Anocracy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uritius</text:p>
          </table:table-cell>
          <table:table-cell office:value-type="float" office:value="1271768" table:style-name="ce1">
            <text:p>1271768</text:p>
          </table:table-cell>
          <table:table-cell office:value-type="float" office:value="2030" table:style-name="ce1">
            <text:p>2030</text:p>
          </table:table-cell>
          <table:table-cell office:value-type="float" office:value="14180.44" table:style-name="ce1">
            <text:p>14180.44</text:p>
          </table:table-cell>
          <table:table-cell office:value-type="float" office:value="28788.45" table:style-name="ce1">
            <text:p>28788.45</text:p>
          </table:table-cell>
          <table:table-cell office:value-type="float" office:value="11150.1783344132" table:style-name="ce1">
            <text:p>11150.17833</text:p>
          </table:table-cell>
          <table:table-cell office:value-type="float" office:value="22636.557925659399" table:style-name="ce1">
            <text:p>22636.55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600000000000004" table:style-name="ce1">
            <text:p>0.79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exico</text:p>
          </table:table-cell>
          <table:table-cell office:value-type="float" office:value="128932753" table:style-name="ce1">
            <text:p>128932753</text:p>
          </table:table-cell>
          <table:table-cell office:value-type="float" office:value="1943950" table:style-name="ce1">
            <text:p>1943950</text:p>
          </table:table-cell>
          <table:table-cell office:value-type="float" office:value="1258286.72" table:style-name="ce1">
            <text:p>1258286.72</text:p>
          </table:table-cell>
          <table:table-cell office:value-type="float" office:value="2573847.6" table:style-name="ce1">
            <text:p>2573847.6</text:p>
          </table:table-cell>
          <table:table-cell office:value-type="float" office:value="9759.2480632132301" table:style-name="ce1">
            <text:p>9759.248063</text:p>
          </table:table-cell>
          <table:table-cell office:value-type="float" office:value="19962.7134309309" table:style-name="ce1">
            <text:p>19962.713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ldova</text:p>
          </table:table-cell>
          <table:table-cell office:value-type="float" office:value="4033963" table:style-name="ce1">
            <text:p>4033963</text:p>
          </table:table-cell>
          <table:table-cell office:value-type="float" office:value="32850" table:style-name="ce1">
            <text:p>32850</text:p>
          </table:table-cell>
          <table:table-cell office:value-type="float" office:value="11955.44" table:style-name="ce1">
            <text:p>11955.44</text:p>
          </table:table-cell>
          <table:table-cell office:value-type="float" office:value="34001.22" table:style-name="ce1">
            <text:p>34001.22</text:p>
          </table:table-cell>
          <table:table-cell office:value-type="float" office:value="2963.6959982032599" table:style-name="ce1">
            <text:p>2963.695998</text:p>
          </table:table-cell>
          <table:table-cell office:value-type="float" office:value="8428.7386869934107" table:style-name="ce1">
            <text:p>8428.738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1099999999999997" table:style-name="ce1">
            <text:p>0.7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naco</text:p>
          </table:table-cell>
          <table:table-cell office:value-type="float" office:value="39242" table:style-name="ce1">
            <text:p>39242</text:p>
          </table:table-cell>
          <table:table-cell office:value-type="float" office:value="1" table:style-name="ce1">
            <text:p>1</text:p>
          </table:table-cell>
          <table:table-cell office:value-type="float" office:value="7188.24" table:style-name="ce1">
            <text:p>7188.24</text:p>
          </table:table-cell>
          <table:table-cell table:style-name="ce1"/>
          <table:table-cell office:value-type="float" office:value="183177.208093369" table:style-name="ce1">
            <text:p>183177.20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ngolia</text:p>
          </table:table-cell>
          <table:table-cell office:value-type="float" office:value="3278290" table:style-name="ce1">
            <text:p>3278290</text:p>
          </table:table-cell>
          <table:table-cell office:value-type="float" office:value="1553560" table:style-name="ce1">
            <text:p>1553560</text:p>
          </table:table-cell>
          <table:table-cell office:value-type="float" office:value="13852.85" table:style-name="ce1">
            <text:p>13852.85</text:p>
          </table:table-cell>
          <table:table-cell office:value-type="float" office:value="38687.54" table:style-name="ce1">
            <text:p>38687.54</text:p>
          </table:table-cell>
          <table:table-cell office:value-type="float" office:value="4225.6328756760404" table:style-name="ce1">
            <text:p>4225.632876</text:p>
          </table:table-cell>
          <table:table-cell office:value-type="float" office:value="11801.1341278532" table:style-name="ce1">
            <text:p>11801.13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ntenegro</text:p>
          </table:table-cell>
          <table:table-cell office:value-type="float" office:value="628066" table:style-name="ce1">
            <text:p>628066</text:p>
          </table:table-cell>
          <table:table-cell office:value-type="float" office:value="13450" table:style-name="ce1">
            <text:p>13450</text:p>
          </table:table-cell>
          <table:table-cell office:value-type="float" office:value="5494.74" table:style-name="ce1">
            <text:p>5494.74</text:p>
          </table:table-cell>
          <table:table-cell office:value-type="float" office:value="13254.36" table:style-name="ce1">
            <text:p>13254.36</text:p>
          </table:table-cell>
          <table:table-cell office:value-type="float" office:value="8748.6665414144409" table:style-name="ce1">
            <text:p>8748.666541</text:p>
          </table:table-cell>
          <table:table-cell office:value-type="float" office:value="21103.450911209999" table:style-name="ce1">
            <text:p>21103.45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rocco</text:p>
          </table:table-cell>
          <table:table-cell office:value-type="float" office:value="36910560" table:style-name="ce1">
            <text:p>36910560</text:p>
          </table:table-cell>
          <table:table-cell office:value-type="float" office:value="446300" table:style-name="ce1">
            <text:p>446300</text:p>
          </table:table-cell>
          <table:table-cell office:value-type="float" office:value="118725.28" table:style-name="ce1">
            <text:p>118725.28</text:p>
          </table:table-cell>
          <table:table-cell office:value-type="float" office:value="278822.26" table:style-name="ce1">
            <text:p>278822.26</text:p>
          </table:table-cell>
          <table:table-cell office:value-type="float" office:value="3216.5667494613999" table:style-name="ce1">
            <text:p>3216.566749</text:p>
          </table:table-cell>
          <table:table-cell office:value-type="float" office:value="7553.9970133208499" table:style-name="ce1">
            <text:p>7553.997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600000000000005" table:style-name="ce1">
            <text:p>0.676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Closed Anocracy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zambique</text:p>
          </table:table-cell>
          <table:table-cell office:value-type="float" office:value="31255435" table:style-name="ce1">
            <text:p>31255435</text:p>
          </table:table-cell>
          <table:table-cell office:value-type="float" office:value="786380" table:style-name="ce1">
            <text:p>786380</text:p>
          </table:table-cell>
          <table:table-cell office:value-type="float" office:value="14934.16" table:style-name="ce1">
            <text:p>14934.16</text:p>
          </table:table-cell>
          <table:table-cell office:value-type="float" office:value="38962.86" table:style-name="ce1">
            <text:p>38962.86</text:p>
          </table:table-cell>
          <table:table-cell office:value-type="float" office:value="477.81001928144701" table:style-name="ce1">
            <text:p>477.8100193</text:p>
          </table:table-cell>
          <table:table-cell office:value-type="float" office:value="1246.59471224765" table:style-name="ce1">
            <text:p>1246.594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pen Anocracy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amibia</text:p>
          </table:table-cell>
          <table:table-cell office:value-type="float" office:value="2540905" table:style-name="ce1">
            <text:p>2540905</text:p>
          </table:table-cell>
          <table:table-cell office:value-type="float" office:value="823290" table:style-name="ce1">
            <text:p>823290</text:p>
          </table:table-cell>
          <table:table-cell office:value-type="float" office:value="12366.53" table:style-name="ce1">
            <text:p>12366.53</text:p>
          </table:table-cell>
          <table:table-cell office:value-type="float" office:value="26207.75" table:style-name="ce1">
            <text:p>26207.75</text:p>
          </table:table-cell>
          <table:table-cell office:value-type="float" office:value="4866.9784978186899" table:style-name="ce1">
            <text:p>4866.978498</text:p>
          </table:table-cell>
          <table:table-cell office:value-type="float" office:value="10314.3368209358" table:style-name="ce1">
            <text:p>10314.33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epal</text:p>
          </table:table-cell>
          <table:table-cell office:value-type="float" office:value="29136808" table:style-name="ce1">
            <text:p>29136808</text:p>
          </table:table-cell>
          <table:table-cell office:value-type="float" office:value="143350" table:style-name="ce1">
            <text:p>143350</text:p>
          </table:table-cell>
          <table:table-cell office:value-type="float" office:value="30641.38" table:style-name="ce1">
            <text:p>30641.38</text:p>
          </table:table-cell>
          <table:table-cell office:value-type="float" office:value="93550.06" table:style-name="ce1">
            <text:p>93550.06</text:p>
          </table:table-cell>
          <table:table-cell office:value-type="float" office:value="1051.63818905626" table:style-name="ce1">
            <text:p>1051.638189</text:p>
          </table:table-cell>
          <table:table-cell office:value-type="float" office:value="3210.7175226606801" table:style-name="ce1">
            <text:p>3210.7175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899999999999996" table:style-name="ce1">
            <text:p>0.57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etherlands</text:p>
          </table:table-cell>
          <table:table-cell office:value-type="float" office:value="17474830" table:style-name="ce1">
            <text:p>17474830</text:p>
          </table:table-cell>
          <table:table-cell office:value-type="float" office:value="34706" table:style-name="ce1">
            <text:p>34706</text:p>
          </table:table-cell>
          <table:table-cell office:value-type="float" office:value="915254.4" table:style-name="ce1">
            <text:p>915254.4</text:p>
          </table:table-cell>
          <table:table-cell office:value-type="float" office:value="1000918.84" table:style-name="ce1">
            <text:p>1000918.84</text:p>
          </table:table-cell>
          <table:table-cell office:value-type="float" office:value="52375.582480630699" table:style-name="ce1">
            <text:p>52375.58248</text:p>
          </table:table-cell>
          <table:table-cell office:value-type="float" office:value="57277.744046723201" table:style-name="ce1">
            <text:p>57277.744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ew Zealand</text:p>
          </table:table-cell>
          <table:table-cell office:value-type="float" office:value="4842780" table:style-name="ce1">
            <text:p>4842780</text:p>
          </table:table-cell>
          <table:table-cell office:value-type="float" office:value="263820" table:style-name="ce1">
            <text:p>263820</text:p>
          </table:table-cell>
          <table:table-cell office:value-type="float" office:value="206928.77" table:style-name="ce1">
            <text:p>206928.77</text:p>
          </table:table-cell>
          <table:table-cell office:value-type="float" office:value="204260.27" table:style-name="ce1">
            <text:p>204260.27</text:p>
          </table:table-cell>
          <table:table-cell office:value-type="float" office:value="42729.335216549203" table:style-name="ce1">
            <text:p>42729.33522</text:p>
          </table:table-cell>
          <table:table-cell office:value-type="float" office:value="42178.308740021203" table:style-name="ce1">
            <text:p>42178.30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2100000000000004" table:style-name="ce1">
            <text:p>0.92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cean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icaragua</text:p>
          </table:table-cell>
          <table:table-cell office:value-type="float" office:value="6624554" table:style-name="ce1">
            <text:p>6624554</text:p>
          </table:table-cell>
          <table:table-cell office:value-type="float" office:value="120340" table:style-name="ce1">
            <text:p>120340</text:p>
          </table:table-cell>
          <table:table-cell office:value-type="float" office:value="12520.92" table:style-name="ce1">
            <text:p>12520.92</text:p>
          </table:table-cell>
          <table:table-cell office:value-type="float" office:value="37717.22" table:style-name="ce1">
            <text:p>37717.22</text:p>
          </table:table-cell>
          <table:table-cell office:value-type="float" office:value="1890.0774301183101" table:style-name="ce1">
            <text:p>1890.07743</text:p>
          </table:table-cell>
          <table:table-cell office:value-type="float" office:value="5693.5485770060905" table:style-name="ce1">
            <text:p>5693.5485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iger</text:p>
          </table:table-cell>
          <table:table-cell office:value-type="float" office:value="24206644" table:style-name="ce1">
            <text:p>24206644</text:p>
          </table:table-cell>
          <table:table-cell office:value-type="float" office:value="1266700" table:style-name="ce1">
            <text:p>1266700</text:p>
          </table:table-cell>
          <table:table-cell office:value-type="float" office:value="12928.15" table:style-name="ce1">
            <text:p>12928.15</text:p>
          </table:table-cell>
          <table:table-cell office:value-type="float" office:value="19946.82" table:style-name="ce1">
            <text:p>19946.82</text:p>
          </table:table-cell>
          <table:table-cell office:value-type="float" office:value="534.07444666844401" table:style-name="ce1">
            <text:p>534.0744467</text:p>
          </table:table-cell>
          <table:table-cell office:value-type="float" office:value="824.02252869088295" table:style-name="ce1">
            <text:p>824.02252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7" table:style-name="ce1">
            <text:p>0.37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pen Anocracy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igeria</text:p>
          </table:table-cell>
          <table:table-cell office:value-type="float" office:value="206139589" table:style-name="ce1">
            <text:p>206139589</text:p>
          </table:table-cell>
          <table:table-cell office:value-type="float" office:value="910770" table:style-name="ce1">
            <text:p>910770</text:p>
          </table:table-cell>
          <table:table-cell office:value-type="float" office:value="448120.43" table:style-name="ce1">
            <text:p>448120.43</text:p>
          </table:table-cell>
          <table:table-cell office:value-type="float" office:value="1034493.13" table:style-name="ce1">
            <text:p>1034493.13</text:p>
          </table:table-cell>
          <table:table-cell office:value-type="float" office:value="2173.8688437959399" table:style-name="ce1">
            <text:p>2173.868844</text:p>
          </table:table-cell>
          <table:table-cell office:value-type="float" office:value="5018.41075272543" table:style-name="ce1">
            <text:p>5018.410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400000000000003" table:style-name="ce1">
            <text:p>0.53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orth Macedonia</text:p>
          </table:table-cell>
          <table:table-cell office:value-type="float" office:value="2083374" table:style-name="ce1">
            <text:p>2083374</text:p>
          </table:table-cell>
          <table:table-cell office:value-type="float" office:value="25220" table:style-name="ce1">
            <text:p>25220</text:p>
          </table:table-cell>
          <table:table-cell office:value-type="float" office:value="12694.82" table:style-name="ce1">
            <text:p>12694.82</text:p>
          </table:table-cell>
          <table:table-cell office:value-type="float" office:value="34628.879999999997" table:style-name="ce1">
            <text:p>34628.88</text:p>
          </table:table-cell>
          <table:table-cell office:value-type="float" office:value="6093.3946569362997" table:style-name="ce1">
            <text:p>6093.394657</text:p>
          </table:table-cell>
          <table:table-cell office:value-type="float" office:value="16621.537947579302" table:style-name="ce1">
            <text:p>16621.53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900000000000001" table:style-name="ce1">
            <text:p>0.759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orway</text:p>
          </table:table-cell>
          <table:table-cell office:value-type="float" office:value="5421241" table:style-name="ce1">
            <text:p>5421241</text:p>
          </table:table-cell>
          <table:table-cell office:value-type="float" office:value="365268" table:style-name="ce1">
            <text:p>365268</text:p>
          </table:table-cell>
          <table:table-cell office:value-type="float" office:value="403336.36" table:style-name="ce1">
            <text:p>403336.36</text:p>
          </table:table-cell>
          <table:table-cell office:value-type="float" office:value="359298.96" table:style-name="ce1">
            <text:p>359298.96</text:p>
          </table:table-cell>
          <table:table-cell office:value-type="float" office:value="74399.267621564897" table:style-name="ce1">
            <text:p>74399.26762</text:p>
          </table:table-cell>
          <table:table-cell office:value-type="float" office:value="66276.145996829902" table:style-name="ce1">
            <text:p>66276.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man</text:p>
          </table:table-cell>
          <table:table-cell office:value-type="float" office:value="5106626" table:style-name="ce1">
            <text:p>5106626</text:p>
          </table:table-cell>
          <table:table-cell office:value-type="float" office:value="309500" table:style-name="ce1">
            <text:p>309500</text:p>
          </table:table-cell>
          <table:table-cell office:value-type="float" office:value="76983.09" table:style-name="ce1">
            <text:p>76983.09</text:p>
          </table:table-cell>
          <table:table-cell office:value-type="float" office:value="141454.10999999999" table:style-name="ce1">
            <text:p>141454.11</text:p>
          </table:table-cell>
          <table:table-cell office:value-type="float" office:value="15075.137674072899" table:style-name="ce1">
            <text:p>15075.13767</text:p>
          </table:table-cell>
          <table:table-cell office:value-type="float" office:value="27700.111580523" table:style-name="ce1">
            <text:p>27700.11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399999999999996" table:style-name="ce1">
            <text:p>0.834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Autocracy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akistan</text:p>
          </table:table-cell>
          <table:table-cell office:value-type="float" office:value="220892340" table:style-name="ce1">
            <text:p>220892340</text:p>
          </table:table-cell>
          <table:table-cell office:value-type="float" office:value="770880" table:style-name="ce1">
            <text:p>770880</text:p>
          </table:table-cell>
          <table:table-cell office:value-type="float" office:value="278221.90999999997" table:style-name="ce1">
            <text:p>278221.91</text:p>
          </table:table-cell>
          <table:table-cell office:value-type="float" office:value="1030292.07" table:style-name="ce1">
            <text:p>1030292.07</text:p>
          </table:table-cell>
          <table:table-cell office:value-type="float" office:value="1259.5362519134901" table:style-name="ce1">
            <text:p>1259.536252</text:p>
          </table:table-cell>
          <table:table-cell office:value-type="float" office:value="4664.2272430089697" table:style-name="ce1">
            <text:p>4664.227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anama</text:p>
          </table:table-cell>
          <table:table-cell office:value-type="float" office:value="4314767" table:style-name="ce1">
            <text:p>4314767</text:p>
          </table:table-cell>
          <table:table-cell office:value-type="float" office:value="74340" table:style-name="ce1">
            <text:p>74340</text:p>
          </table:table-cell>
          <table:table-cell office:value-type="float" office:value="66800.800000000003" table:style-name="ce1">
            <text:p>66800.8</text:p>
          </table:table-cell>
          <table:table-cell office:value-type="float" office:value="132966.63" table:style-name="ce1">
            <text:p>132966.63</text:p>
          </table:table-cell>
          <table:table-cell office:value-type="float" office:value="15481.9020354981" table:style-name="ce1">
            <text:p>15481.90204</text:p>
          </table:table-cell>
          <table:table-cell office:value-type="float" office:value="30816.642011028602" table:style-name="ce1">
            <text:p>30816.642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apua New Guinea</text:p>
          </table:table-cell>
          <table:table-cell office:value-type="float" office:value="8947024" table:style-name="ce1">
            <text:p>8947024</text:p>
          </table:table-cell>
          <table:table-cell office:value-type="float" office:value="452860" table:style-name="ce1">
            <text:p>452860</text:p>
          </table:table-cell>
          <table:table-cell office:value-type="float" office:value="24969.61" table:style-name="ce1">
            <text:p>24969.61</text:p>
          </table:table-cell>
          <table:table-cell office:value-type="float" office:value="37319.089999999997" table:style-name="ce1">
            <text:p>37319.09</text:p>
          </table:table-cell>
          <table:table-cell office:value-type="float" office:value="2790.8285481295202" table:style-name="ce1">
            <text:p>2790.828548</text:p>
          </table:table-cell>
          <table:table-cell office:value-type="float" office:value="4171.1176811417999" table:style-name="ce1">
            <text:p>4171.1176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4300000000000004" table:style-name="ce1">
            <text:p>0.5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pen Anocracy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cean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araguay</text:p>
          </table:table-cell>
          <table:table-cell office:value-type="float" office:value="7132538" table:style-name="ce1">
            <text:p>7132538</text:p>
          </table:table-cell>
          <table:table-cell office:value-type="float" office:value="397300" table:style-name="ce1">
            <text:p>397300</text:p>
          </table:table-cell>
          <table:table-cell office:value-type="float" office:value="38145.29" table:style-name="ce1">
            <text:p>38145.29</text:p>
          </table:table-cell>
          <table:table-cell office:value-type="float" office:value="91850.11" table:style-name="ce1">
            <text:p>91850.11</text:p>
          </table:table-cell>
          <table:table-cell office:value-type="float" office:value="5348.0668452099399" table:style-name="ce1">
            <text:p>5348.066845</text:p>
          </table:table-cell>
          <table:table-cell office:value-type="float" office:value="12877.619439251501" table:style-name="ce1">
            <text:p>12877.61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399999999999998" table:style-name="ce1">
            <text:p>0.72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eru</text:p>
          </table:table-cell>
          <table:table-cell office:value-type="float" office:value="32971854" table:style-name="ce1">
            <text:p>32971854</text:p>
          </table:table-cell>
          <table:table-cell office:value-type="float" office:value="1280000" table:style-name="ce1">
            <text:p>1280000</text:p>
          </table:table-cell>
          <table:table-cell office:value-type="float" office:value="226848.05" table:style-name="ce1">
            <text:p>226848.05</text:p>
          </table:table-cell>
          <table:table-cell office:value-type="float" office:value="418859.28" table:style-name="ce1">
            <text:p>418859.28</text:p>
          </table:table-cell>
          <table:table-cell office:value-type="float" office:value="6880.0513917112503" table:style-name="ce1">
            <text:p>6880.051392</text:p>
          </table:table-cell>
          <table:table-cell office:value-type="float" office:value="12703.540419656099" table:style-name="ce1">
            <text:p>12703.54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900000000000001" table:style-name="ce1">
            <text:p>0.75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hilippines</text:p>
          </table:table-cell>
          <table:table-cell office:value-type="float" office:value="109581078" table:style-name="ce1">
            <text:p>109581078</text:p>
          </table:table-cell>
          <table:table-cell office:value-type="float" office:value="298170" table:style-name="ce1">
            <text:p>298170</text:p>
          </table:table-cell>
          <table:table-cell office:value-type="float" office:value="376795.51" table:style-name="ce1">
            <text:p>376795.51</text:p>
          </table:table-cell>
          <table:table-cell office:value-type="float" office:value="887473.71" table:style-name="ce1">
            <text:p>887473.71</text:p>
          </table:table-cell>
          <table:table-cell office:value-type="float" office:value="3438.5088819805201" table:style-name="ce1">
            <text:p>3438.508882</text:p>
          </table:table-cell>
          <table:table-cell office:value-type="float" office:value="8098.7860878682004" table:style-name="ce1">
            <text:p>8098.786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oland</text:p>
          </table:table-cell>
          <table:table-cell office:value-type="float" office:value="37846611" table:style-name="ce1">
            <text:p>37846611</text:p>
          </table:table-cell>
          <table:table-cell office:value-type="float" office:value="306230" table:style-name="ce1">
            <text:p>306230</text:p>
          </table:table-cell>
          <table:table-cell office:value-type="float" office:value="592164.4" table:style-name="ce1">
            <text:p>592164.4</text:p>
          </table:table-cell>
          <table:table-cell office:value-type="float" office:value="1205917.5" table:style-name="ce1">
            <text:p>1205917.5</text:p>
          </table:table-cell>
          <table:table-cell office:value-type="float" office:value="15646.4313277614" table:style-name="ce1">
            <text:p>15646.43133</text:p>
          </table:table-cell>
          <table:table-cell office:value-type="float" office:value="31863.288895272599" table:style-name="ce1">
            <text:p>31863.28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72" table:style-name="ce1">
            <text:p>0.8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ortugal</text:p>
          </table:table-cell>
          <table:table-cell office:value-type="float" office:value="10196709" table:style-name="ce1">
            <text:p>10196709</text:p>
          </table:table-cell>
          <table:table-cell office:value-type="float" office:value="91590" table:style-name="ce1">
            <text:p>91590</text:p>
          </table:table-cell>
          <table:table-cell office:value-type="float" office:value="237686.08" table:style-name="ce1">
            <text:p>237686.08</text:p>
          </table:table-cell>
          <table:table-cell office:value-type="float" office:value="352447.52" table:style-name="ce1">
            <text:p>352447.52</text:p>
          </table:table-cell>
          <table:table-cell office:value-type="float" office:value="23310.077790785199" table:style-name="ce1">
            <text:p>23310.07779</text:p>
          </table:table-cell>
          <table:table-cell office:value-type="float" office:value="34564.830672327698" table:style-name="ce1">
            <text:p>34564.83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5" table:style-name="ce1">
            <text:p>0.8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Qatar</text:p>
          </table:table-cell>
          <table:table-cell office:value-type="float" office:value="2881053" table:style-name="ce1">
            <text:p>2881053</text:p>
          </table:table-cell>
          <table:table-cell office:value-type="float" office:value="11610" table:style-name="ce1">
            <text:p>11610</text:p>
          </table:table-cell>
          <table:table-cell office:value-type="float" office:value="183466.21" table:style-name="ce1">
            <text:p>183466.21</text:p>
          </table:table-cell>
          <table:table-cell office:value-type="float" office:value="269279.49" table:style-name="ce1">
            <text:p>269279.49</text:p>
          </table:table-cell>
          <table:table-cell office:value-type="float" office:value="63680.262043079398" table:style-name="ce1">
            <text:p>63680.26204</text:p>
          </table:table-cell>
          <table:table-cell office:value-type="float" office:value="93465.649538554106" table:style-name="ce1">
            <text:p>93465.649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799999999999998" table:style-name="ce1">
            <text:p>0.848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Autocracy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omania</text:p>
          </table:table-cell>
          <table:table-cell office:value-type="float" office:value="19237691" table:style-name="ce1">
            <text:p>19237691</text:p>
          </table:table-cell>
          <table:table-cell office:value-type="float" office:value="230170" table:style-name="ce1">
            <text:p>230170</text:p>
          </table:table-cell>
          <table:table-cell office:value-type="float" office:value="250077.44" table:style-name="ce1">
            <text:p>250077.44</text:p>
          </table:table-cell>
          <table:table-cell office:value-type="float" office:value="565710.79" table:style-name="ce1">
            <text:p>565710.79</text:p>
          </table:table-cell>
          <table:table-cell office:value-type="float" office:value="12999.347998676099" table:style-name="ce1">
            <text:p>12999.348</text:p>
          </table:table-cell>
          <table:table-cell office:value-type="float" office:value="29406.3767839914" table:style-name="ce1">
            <text:p>29406.376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ussia</text:p>
          </table:table-cell>
          <table:table-cell office:value-type="float" office:value="145934462" table:style-name="ce1">
            <text:p>145934462</text:p>
          </table:table-cell>
          <table:table-cell office:value-type="float" office:value="16376870" table:style-name="ce1">
            <text:p>16376870</text:p>
          </table:table-cell>
          <table:table-cell office:value-type="float" office:value="1699876.58" table:style-name="ce1">
            <text:p>1699876.58</text:p>
          </table:table-cell>
          <table:table-cell office:value-type="float" office:value="4192936.67" table:style-name="ce1">
            <text:p>4192936.67</text:p>
          </table:table-cell>
          <table:table-cell office:value-type="float" office:value="11648.219047807899" table:style-name="ce1">
            <text:p>11648.21905</text:p>
          </table:table-cell>
          <table:table-cell office:value-type="float" office:value="28731.641673506801" table:style-name="ce1">
            <text:p>28731.641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82399999999999995" table:style-name="ce1">
            <text:p>0.8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pen Anocracy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wanda</text:p>
          </table:table-cell>
          <table:table-cell office:value-type="float" office:value="12952218" table:style-name="ce1">
            <text:p>12952218</text:p>
          </table:table-cell>
          <table:table-cell office:value-type="float" office:value="24670" table:style-name="ce1">
            <text:p>24670</text:p>
          </table:table-cell>
          <table:table-cell office:value-type="float" office:value="10122.469999999999" table:style-name="ce1">
            <text:p>10122.47</text:p>
          </table:table-cell>
          <table:table-cell office:value-type="float" office:value="26007.35" table:style-name="ce1">
            <text:p>26007.35</text:p>
          </table:table-cell>
          <table:table-cell office:value-type="float" office:value="781.52406020343403" table:style-name="ce1">
            <text:p>781.5240602</text:p>
          </table:table-cell>
          <table:table-cell office:value-type="float" office:value="2007.9456661399599" table:style-name="ce1">
            <text:p>2007.9456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600000000000003" table:style-name="ce1">
            <text:p>0.536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Closed Anocracy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aint Kitts and Nevis</text:p>
          </table:table-cell>
          <table:table-cell office:value-type="float" office:value="53199" table:style-name="ce1">
            <text:p>53199</text:p>
          </table:table-cell>
          <table:table-cell office:value-type="float" office:value="260" table:style-name="ce1">
            <text:p>260</text:p>
          </table:table-cell>
          <table:table-cell office:value-type="float" office:value="1050.99" table:style-name="ce1">
            <text:p>1050.99</text:p>
          </table:table-cell>
          <table:table-cell office:value-type="float" office:value="1391.31" table:style-name="ce1">
            <text:p>1391.31</text:p>
          </table:table-cell>
          <table:table-cell office:value-type="float" office:value="19755.822477866099" table:style-name="ce1">
            <text:p>19755.82248</text:p>
          </table:table-cell>
          <table:table-cell office:value-type="float" office:value="26152.935205549002" table:style-name="ce1">
            <text:p>26152.93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7700000000000002" table:style-name="ce1">
            <text:p>0.777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aint Lucia</text:p>
          </table:table-cell>
          <table:table-cell office:value-type="float" office:value="183627" table:style-name="ce1">
            <text:p>183627</text:p>
          </table:table-cell>
          <table:table-cell office:value-type="float" office:value="610" table:style-name="ce1">
            <text:p>610</text:p>
          </table:table-cell>
          <table:table-cell office:value-type="float" office:value="2122.4499999999998" table:style-name="ce1">
            <text:p>2122.45</text:p>
          </table:table-cell>
          <table:table-cell office:value-type="float" office:value="2539.2399999999998" table:style-name="ce1">
            <text:p>2539.24</text:p>
          </table:table-cell>
          <table:table-cell office:value-type="float" office:value="11558.485407919299" table:style-name="ce1">
            <text:p>11558.48541</text:p>
          </table:table-cell>
          <table:table-cell office:value-type="float" office:value="13828.249658274701" table:style-name="ce1">
            <text:p>13828.2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5" table:style-name="ce1">
            <text:p>0.74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aint Vincent and the Grenadines</text:p>
          </table:table-cell>
          <table:table-cell office:value-type="float" office:value="110940" table:style-name="ce1">
            <text:p>110940</text:p>
          </table:table-cell>
          <table:table-cell office:value-type="float" office:value="390" table:style-name="ce1">
            <text:p>390</text:p>
          </table:table-cell>
          <table:table-cell office:value-type="float" office:value="825.39" table:style-name="ce1">
            <text:p>825.39</text:p>
          </table:table-cell>
          <table:table-cell office:value-type="float" office:value="1407.39" table:style-name="ce1">
            <text:p>1407.39</text:p>
          </table:table-cell>
          <table:table-cell office:value-type="float" office:value="7439.9675500270396" table:style-name="ce1">
            <text:p>7439.96755</text:p>
          </table:table-cell>
          <table:table-cell office:value-type="float" office:value="12686.046511627899" table:style-name="ce1">
            <text:p>12686.046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799999999999998" table:style-name="ce1">
            <text:p>0.72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an Marino</text:p>
          </table:table-cell>
          <table:table-cell office:value-type="float" office:value="33931" table:style-name="ce1">
            <text:p>33931</text:p>
          </table:table-cell>
          <table:table-cell office:value-type="float" office:value="60" table:style-name="ce1">
            <text:p>60</text:p>
          </table:table-cell>
          <table:table-cell office:value-type="float" office:value="1637.93" table:style-name="ce1">
            <text:p>1637.93</text:p>
          </table:table-cell>
          <table:table-cell office:value-type="float" office:value="2122.52" table:style-name="ce1">
            <text:p>2122.52</text:p>
          </table:table-cell>
          <table:table-cell office:value-type="float" office:value="48272.376293065303" table:style-name="ce1">
            <text:p>48272.37629</text:p>
          </table:table-cell>
          <table:table-cell office:value-type="float" office:value="62554.006660575898" table:style-name="ce1">
            <text:p>62554.006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ao Tome and Principe</text:p>
          </table:table-cell>
          <table:table-cell office:value-type="float" office:value="219159" table:style-name="ce1">
            <text:p>219159</text:p>
          </table:table-cell>
          <table:table-cell office:value-type="float" office:value="960" table:style-name="ce1">
            <text:p>960</text:p>
          </table:table-cell>
          <table:table-cell office:value-type="float" office:value="429.02" table:style-name="ce1">
            <text:p>429.02</text:p>
          </table:table-cell>
          <table:table-cell office:value-type="float" office:value="852.73" table:style-name="ce1">
            <text:p>852.73</text:p>
          </table:table-cell>
          <table:table-cell office:value-type="float" office:value="1957.57418130216" table:style-name="ce1">
            <text:p>1957.574181</text:p>
          </table:table-cell>
          <table:table-cell office:value-type="float" office:value="3890.9193781683598" table:style-name="ce1">
            <text:p>3890.919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0899999999999999" table:style-name="ce1">
            <text:p>0.60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audi Arabia</text:p>
          </table:table-cell>
          <table:table-cell office:value-type="float" office:value="34813871" table:style-name="ce1">
            <text:p>34813871</text:p>
          </table:table-cell>
          <table:table-cell office:value-type="float" office:value="2149690" table:style-name="ce1">
            <text:p>2149690</text:p>
          </table:table-cell>
          <table:table-cell office:value-type="float" office:value="792966.84" table:style-name="ce1">
            <text:p>792966.84</text:p>
          </table:table-cell>
          <table:table-cell office:value-type="float" office:value="1643080.03" table:style-name="ce1">
            <text:p>1643080.03</text:p>
          </table:table-cell>
          <table:table-cell office:value-type="float" office:value="22777.324589960099" table:style-name="ce1">
            <text:p>22777.32459</text:p>
          </table:table-cell>
          <table:table-cell office:value-type="float" office:value="47196.131392570504" table:style-name="ce1">
            <text:p>47196.131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Autocracy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enegal</text:p>
          </table:table-cell>
          <table:table-cell office:value-type="float" office:value="16743927" table:style-name="ce1">
            <text:p>16743927</text:p>
          </table:table-cell>
          <table:table-cell office:value-type="float" office:value="192530" table:style-name="ce1">
            <text:p>192530</text:p>
          </table:table-cell>
          <table:table-cell office:value-type="float" office:value="23578.080000000002" table:style-name="ce1">
            <text:p>23578.08</text:p>
          </table:table-cell>
          <table:table-cell office:value-type="float" office:value="54383.040000000001" table:style-name="ce1">
            <text:p>54383.04</text:p>
          </table:table-cell>
          <table:table-cell office:value-type="float" office:value="1408.1571186974199" table:style-name="ce1">
            <text:p>1408.157119</text:p>
          </table:table-cell>
          <table:table-cell office:value-type="float" office:value="3247.9262481256601" table:style-name="ce1">
            <text:p>3247.926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erbia</text:p>
          </table:table-cell>
          <table:table-cell office:value-type="float" office:value="8737371" table:style-name="ce1">
            <text:p>8737371</text:p>
          </table:table-cell>
          <table:table-cell office:value-type="float" office:value="87460" table:style-name="ce1">
            <text:p>87460</text:p>
          </table:table-cell>
          <table:table-cell office:value-type="float" office:value="51409.17" table:style-name="ce1">
            <text:p>51409.17</text:p>
          </table:table-cell>
          <table:table-cell office:value-type="float" office:value="123012.23" table:style-name="ce1">
            <text:p>123012.23</text:p>
          </table:table-cell>
          <table:table-cell office:value-type="float" office:value="5883.8259242969098" table:style-name="ce1">
            <text:p>5883.825924</text:p>
          </table:table-cell>
          <table:table-cell office:value-type="float" office:value="14078.8607923367" table:style-name="ce1">
            <text:p>14078.860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eychelles</text:p>
          </table:table-cell>
          <table:table-cell office:value-type="float" office:value="98347" table:style-name="ce1">
            <text:p>98347</text:p>
          </table:table-cell>
          <table:table-cell office:value-type="float" office:value="460" table:style-name="ce1">
            <text:p>460</text:p>
          </table:table-cell>
          <table:table-cell office:value-type="float" office:value="1698.84" table:style-name="ce1">
            <text:p>1698.84</text:p>
          </table:table-cell>
          <table:table-cell office:value-type="float" office:value="2732.88" table:style-name="ce1">
            <text:p>2732.88</text:p>
          </table:table-cell>
          <table:table-cell office:value-type="float" office:value="17273.938198419899" table:style-name="ce1">
            <text:p>17273.9382</text:p>
          </table:table-cell>
          <table:table-cell office:value-type="float" office:value="27788.1379198145" table:style-name="ce1">
            <text:p>27788.13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100000000000005" table:style-name="ce1">
            <text:p>0.801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ierra Leone</text:p>
          </table:table-cell>
          <table:table-cell office:value-type="float" office:value="7976983" table:style-name="ce1">
            <text:p>7976983</text:p>
          </table:table-cell>
          <table:table-cell office:value-type="float" office:value="72180" table:style-name="ce1">
            <text:p>72180</text:p>
          </table:table-cell>
          <table:table-cell office:value-type="float" office:value="3941.47" table:style-name="ce1">
            <text:p>3941.47</text:p>
          </table:table-cell>
          <table:table-cell office:value-type="float" office:value="13034.4" table:style-name="ce1">
            <text:p>13034.4</text:p>
          </table:table-cell>
          <table:table-cell office:value-type="float" office:value="494.10535286335698" table:style-name="ce1">
            <text:p>494.1053529</text:p>
          </table:table-cell>
          <table:table-cell office:value-type="float" office:value="1634.00122577671" table:style-name="ce1">
            <text:p>1634.001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8" table:style-name="ce1">
            <text:p>0.43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ingapore</text:p>
          </table:table-cell>
          <table:table-cell office:value-type="float" office:value="5850342" table:style-name="ce1">
            <text:p>5850342</text:p>
          </table:table-cell>
          <table:table-cell office:value-type="float" office:value="700" table:style-name="ce1">
            <text:p>700</text:p>
          </table:table-cell>
          <table:table-cell office:value-type="float" office:value="372062.53" table:style-name="ce1">
            <text:p>372062.53</text:p>
          </table:table-cell>
          <table:table-cell office:value-type="float" office:value="557255.42000000004" table:style-name="ce1">
            <text:p>557255.42</text:p>
          </table:table-cell>
          <table:table-cell office:value-type="float" office:value="63596.714516860702" table:style-name="ce1">
            <text:p>63596.71452</text:p>
          </table:table-cell>
          <table:table-cell office:value-type="float" office:value="95251.768187227295" table:style-name="ce1">
            <text:p>95251.76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Closed Anocracy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lovakia</text:p>
          </table:table-cell>
          <table:table-cell office:value-type="float" office:value="5459642" table:style-name="ce1">
            <text:p>5459642</text:p>
          </table:table-cell>
          <table:table-cell office:value-type="float" office:value="48088" table:style-name="ce1">
            <text:p>48088</text:p>
          </table:table-cell>
          <table:table-cell office:value-type="float" office:value="105422.3" table:style-name="ce1">
            <text:p>105422.3</text:p>
          </table:table-cell>
          <table:table-cell office:value-type="float" office:value="177655.42" table:style-name="ce1">
            <text:p>177655.42</text:p>
          </table:table-cell>
          <table:table-cell office:value-type="float" office:value="19309.379625990099" table:style-name="ce1">
            <text:p>19309.37963</text:p>
          </table:table-cell>
          <table:table-cell office:value-type="float" office:value="32539.7562697334" table:style-name="ce1">
            <text:p>32539.75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lovenia</text:p>
          </table:table-cell>
          <table:table-cell office:value-type="float" office:value="2078938" table:style-name="ce1">
            <text:p>2078938</text:p>
          </table:table-cell>
          <table:table-cell office:value-type="float" office:value="20140" table:style-name="ce1">
            <text:p>20140</text:p>
          </table:table-cell>
          <table:table-cell office:value-type="float" office:value="53742.16" table:style-name="ce1">
            <text:p>53742.16</text:p>
          </table:table-cell>
          <table:table-cell office:value-type="float" office:value="80361.84" table:style-name="ce1">
            <text:p>80361.84</text:p>
          </table:table-cell>
          <table:table-cell office:value-type="float" office:value="25850.7757326096" table:style-name="ce1">
            <text:p>25850.77573</text:p>
          </table:table-cell>
          <table:table-cell office:value-type="float" office:value="38655.236471698503" table:style-name="ce1">
            <text:p>38655.23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0200000000000002" table:style-name="ce1">
            <text:p>0.90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omalia</text:p>
          </table:table-cell>
          <table:table-cell office:value-type="float" office:value="15893222" table:style-name="ce1">
            <text:p>15893222</text:p>
          </table:table-cell>
          <table:table-cell office:value-type="float" office:value="627340" table:style-name="ce1">
            <text:p>627340</text:p>
          </table:table-cell>
          <table:table-cell office:value-type="float" office:value="917.04" table:style-name="ce1">
            <text:p>917.04</text:p>
          </table:table-cell>
          <table:table-cell table:style-name="ce1"/>
          <table:table-cell office:value-type="float" office:value="57.700068620447098" table:style-name="ce1">
            <text:p>57.700068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pen Anocracy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outh Africa</text:p>
          </table:table-cell>
          <table:table-cell office:value-type="float" office:value="59308690" table:style-name="ce1">
            <text:p>59308690</text:p>
          </table:table-cell>
          <table:table-cell office:value-type="float" office:value="1213090" table:style-name="ce1">
            <text:p>1213090</text:p>
          </table:table-cell>
          <table:table-cell office:value-type="float" office:value="351431.65" table:style-name="ce1">
            <text:p>351431.65</text:p>
          </table:table-cell>
          <table:table-cell office:value-type="float" office:value="747577.38" table:style-name="ce1">
            <text:p>747577.38</text:p>
          </table:table-cell>
          <table:table-cell office:value-type="float" office:value="5925.4664029841197" table:style-name="ce1">
            <text:p>5925.466403</text:p>
          </table:table-cell>
          <table:table-cell office:value-type="float" office:value="12604.854027293501" table:style-name="ce1">
            <text:p>12604.854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70499999999999996" table:style-name="ce1">
            <text:p>0.70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mocracy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outh Sudan</text:p>
          </table:table-cell>
          <table:table-cell office:value-type="float" office:value="11193725" table:style-name="ce1">
            <text:p>11193725</text:p>
          </table:table-cell>
          <table:table-cell office:value-type="float" office:value="610952" table:style-name="ce1">
            <text:p>610952</text:p>
          </table:table-cell>
          <table:table-cell office:value-type="float" office:value="11997.8" table:style-name="ce1">
            <text:p>11997.8</text:p>
          </table:table-cell>
          <table:table-cell office:value-type="float" office:value="15784.93" table:style-name="ce1">
            <text:p>15784.93</text:p>
          </table:table-cell>
          <table:table-cell office:value-type="float" office:value="1071.8326562426701" table:style-name="ce1">
            <text:p>1071.832656</text:p>
          </table:table-cell>
          <table:table-cell office:value-type="float" office:value="1410.1588166584399" table:style-name="ce1">
            <text:p>1410.1588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299999999999998" table:style-name="ce1">
            <text:p>0.413</text:p>
          </table:table-cell>
          <table:table-cell table:number-columns-repeated="2" table:style-name="ce1"/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pain</text:p>
          </table:table-cell>
          <table:table-cell office:value-type="float" office:value="46754778" table:style-name="ce1">
            <text:p>46754778</text:p>
          </table:table-cell>
          <table:table-cell office:value-type="float" office:value="498800" table:style-name="ce1">
            <text:p>498800</text:p>
          </table:table-cell>
          <table:table-cell office:value-type="float" office:value="1394116.31" table:style-name="ce1">
            <text:p>1394116.31</text:p>
          </table:table-cell>
          <table:table-cell office:value-type="float" office:value="1894494.24" table:style-name="ce1">
            <text:p>1894494.24</text:p>
          </table:table-cell>
          <table:table-cell office:value-type="float" office:value="29817.622275952199" table:style-name="ce1">
            <text:p>29817.62228</text:p>
          </table:table-cell>
          <table:table-cell office:value-type="float" office:value="40519.799709026498" table:style-name="ce1">
            <text:p>40519.799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9300000000000002" table:style-name="ce1">
            <text:p>0.89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ri Lanka</text:p>
          </table:table-cell>
          <table:table-cell office:value-type="float" office:value="21413249" table:style-name="ce1">
            <text:p>21413249</text:p>
          </table:table-cell>
          <table:table-cell office:value-type="float" office:value="62710" table:style-name="ce1">
            <text:p>62710</text:p>
          </table:table-cell>
          <table:table-cell office:value-type="float" office:value="84008.78" table:style-name="ce1">
            <text:p>84008.78</text:p>
          </table:table-cell>
          <table:table-cell office:value-type="float" office:value="287228.40000000002" table:style-name="ce1">
            <text:p>287228.4</text:p>
          </table:table-cell>
          <table:table-cell office:value-type="float" office:value="3923.2150151525302" table:style-name="ce1">
            <text:p>3923.215015</text:p>
          </table:table-cell>
          <table:table-cell office:value-type="float" office:value="13413.583338053901" table:style-name="ce1">
            <text:p>13413.58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" table:style-name="ce1">
            <text:p>0.7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udan</text:p>
          </table:table-cell>
          <table:table-cell office:value-type="float" office:value="43849260" table:style-name="ce1">
            <text:p>43849260</text:p>
          </table:table-cell>
          <table:table-cell office:value-type="float" office:value="1765048" table:style-name="ce1">
            <text:p>1765048</text:p>
          </table:table-cell>
          <table:table-cell office:value-type="float" office:value="18902.28" table:style-name="ce1">
            <text:p>18902.28</text:p>
          </table:table-cell>
          <table:table-cell office:value-type="float" office:value="178155.96" table:style-name="ce1">
            <text:p>178155.96</text:p>
          </table:table-cell>
          <table:table-cell office:value-type="float" office:value="431.07409338264802" table:style-name="ce1">
            <text:p>431.0740934</text:p>
          </table:table-cell>
          <table:table-cell office:value-type="float" office:value="4062.9182795787201" table:style-name="ce1">
            <text:p>4062.91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Closed Anocracy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uriname</text:p>
          </table:table-cell>
          <table:table-cell office:value-type="float" office:value="586632" table:style-name="ce1">
            <text:p>586632</text:p>
          </table:table-cell>
          <table:table-cell office:value-type="float" office:value="156000" table:style-name="ce1">
            <text:p>156000</text:p>
          </table:table-cell>
          <table:table-cell office:value-type="float" office:value="3985.25" table:style-name="ce1">
            <text:p>3985.25</text:p>
          </table:table-cell>
          <table:table-cell office:value-type="float" office:value="9302.93" table:style-name="ce1">
            <text:p>9302.93</text:p>
          </table:table-cell>
          <table:table-cell office:value-type="float" office:value="6793.4412033438302" table:style-name="ce1">
            <text:p>6793.441203</text:p>
          </table:table-cell>
          <table:table-cell office:value-type="float" office:value="15858.204121152599" table:style-name="ce1">
            <text:p>15858.20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399999999999998" table:style-name="ce1">
            <text:p>0.72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pen Anocracy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10099265" table:style-name="ce1">
            <text:p>10099265</text:p>
          </table:table-cell>
          <table:table-cell office:value-type="float" office:value="410340" table:style-name="ce1">
            <text:p>410340</text:p>
          </table:table-cell>
          <table:table-cell office:value-type="float" office:value="530832.91" table:style-name="ce1">
            <text:p>530832.91</text:p>
          </table:table-cell>
          <table:table-cell office:value-type="float" office:value="547506.56000000006" table:style-name="ce1">
            <text:p>547506.56</text:p>
          </table:table-cell>
          <table:table-cell office:value-type="float" office:value="52561.538884265297" table:style-name="ce1">
            <text:p>52561.53888</text:p>
          </table:table-cell>
          <table:table-cell office:value-type="float" office:value="54212.515465234399" table:style-name="ce1">
            <text:p>54212.51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8654622" table:style-name="ce1">
            <text:p>8654622</text:p>
          </table:table-cell>
          <table:table-cell office:value-type="float" office:value="39516" table:style-name="ce1">
            <text:p>39516</text:p>
          </table:table-cell>
          <table:table-cell office:value-type="float" office:value="703082.44" table:style-name="ce1">
            <text:p>703082.44</text:p>
          </table:table-cell>
          <table:table-cell office:value-type="float" office:value="590532.23" table:style-name="ce1">
            <text:p>590532.23</text:p>
          </table:table-cell>
          <table:table-cell office:value-type="float" office:value="81237.798716107995" table:style-name="ce1">
            <text:p>81237.79872</text:p>
          </table:table-cell>
          <table:table-cell office:value-type="float" office:value="68233.162580641903" table:style-name="ce1">
            <text:p>68233.16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4599999999999995" table:style-name="ce1">
            <text:p>0.94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yria</text:p>
          </table:table-cell>
          <table:table-cell office:value-type="float" office:value="17500658" table:style-name="ce1">
            <text:p>17500658</text:p>
          </table:table-cell>
          <table:table-cell office:value-type="float" office:value="183630" table:style-name="ce1">
            <text:p>183630</text:p>
          </table:table-cell>
          <table:table-cell office:value-type="float" office:value="40405.01" table:style-name="ce1">
            <text:p>40405.01</text:p>
          </table:table-cell>
          <table:table-cell table:style-name="ce1"/>
          <table:table-cell office:value-type="float" office:value="2308.7709044997" table:style-name="ce1">
            <text:p>2308.77090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-9" table:style-name="ce1">
            <text:p>-9</text:p>
          </table:table-cell>
          <table:table-cell office:value-type="string" table:style-name="ce1">
            <text:p>Autocracy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aiwan</text:p>
          </table:table-cell>
          <table:table-cell office:value-type="float" office:value="23816775" table:style-name="ce1">
            <text:p>23816775</text:p>
          </table:table-cell>
          <table:table-cell office:value-type="float" office:value="35410" table:style-name="ce1">
            <text:p>35410</text:p>
          </table:table-cell>
          <table:table-cell office:value-type="float" office:value="589391" table:style-name="ce1">
            <text:p>589391</text:p>
          </table:table-cell>
          <table:table-cell office:value-type="float" office:value="1099030" table:style-name="ce1">
            <text:p>1099030</text:p>
          </table:table-cell>
          <table:table-cell office:value-type="float" office:value="24746.8853360709" table:style-name="ce1">
            <text:p>24746.88534</text:p>
          </table:table-cell>
          <table:table-cell office:value-type="float" office:value="46145.206477367297" table:style-name="ce1">
            <text:p>46145.20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ajikistan</text:p>
          </table:table-cell>
          <table:table-cell office:value-type="float" office:value="9537645" table:style-name="ce1">
            <text:p>9537645</text:p>
          </table:table-cell>
          <table:table-cell office:value-type="float" office:value="139960" table:style-name="ce1">
            <text:p>139960</text:p>
          </table:table-cell>
          <table:table-cell office:value-type="float" office:value="8116.63" table:style-name="ce1">
            <text:p>8116.63</text:p>
          </table:table-cell>
          <table:table-cell office:value-type="float" office:value="30155.79" table:style-name="ce1">
            <text:p>30155.79</text:p>
          </table:table-cell>
          <table:table-cell office:value-type="float" office:value="851.00986669141105" table:style-name="ce1">
            <text:p>851.0098667</text:p>
          </table:table-cell>
          <table:table-cell office:value-type="float" office:value="3161.7647752668499" table:style-name="ce1">
            <text:p>3161.764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Closed Anocracy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anzania</text:p>
          </table:table-cell>
          <table:table-cell office:value-type="float" office:value="59734218" table:style-name="ce1">
            <text:p>59734218</text:p>
          </table:table-cell>
          <table:table-cell office:value-type="float" office:value="885800" table:style-name="ce1">
            <text:p>885800</text:p>
          </table:table-cell>
          <table:table-cell office:value-type="float" office:value="63177.07" table:style-name="ce1">
            <text:p>63177.07</text:p>
          </table:table-cell>
          <table:table-cell office:value-type="float" office:value="145034.69" table:style-name="ce1">
            <text:p>145034.69</text:p>
          </table:table-cell>
          <table:table-cell office:value-type="float" office:value="1057.63617764277" table:style-name="ce1">
            <text:p>1057.636178</text:p>
          </table:table-cell>
          <table:table-cell office:value-type="float" office:value="2428.0001455781999" table:style-name="ce1">
            <text:p>2428.000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800000000000002" table:style-name="ce1">
            <text:p>0.5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pen Anocracy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hailand</text:p>
          </table:table-cell>
          <table:table-cell office:value-type="float" office:value="69799978" table:style-name="ce1">
            <text:p>69799978</text:p>
          </table:table-cell>
          <table:table-cell office:value-type="float" office:value="510890" table:style-name="ce1">
            <text:p>510890</text:p>
          </table:table-cell>
          <table:table-cell office:value-type="float" office:value="543649.98" table:style-name="ce1">
            <text:p>543649.98</text:p>
          </table:table-cell>
          <table:table-cell office:value-type="float" office:value="1283169.74" table:style-name="ce1">
            <text:p>1283169.74</text:p>
          </table:table-cell>
          <table:table-cell office:value-type="float" office:value="7788.68411677723" table:style-name="ce1">
            <text:p>7788.684117</text:p>
          </table:table-cell>
          <table:table-cell office:value-type="float" office:value="18383.5264246072" table:style-name="ce1">
            <text:p>18383.52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Closed Anocracy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imor-Leste</text:p>
          </table:table-cell>
          <table:table-cell office:value-type="float" office:value="1318445" table:style-name="ce1">
            <text:p>1318445</text:p>
          </table:table-cell>
          <table:table-cell office:value-type="float" office:value="14870" table:style-name="ce1">
            <text:p>14870</text:p>
          </table:table-cell>
          <table:table-cell office:value-type="float" office:value="1673.54" table:style-name="ce1">
            <text:p>1673.54</text:p>
          </table:table-cell>
          <table:table-cell office:value-type="float" office:value="4000.35" table:style-name="ce1">
            <text:p>4000.35</text:p>
          </table:table-cell>
          <table:table-cell office:value-type="float" office:value="1269.32864093686" table:style-name="ce1">
            <text:p>1269.328641</text:p>
          </table:table-cell>
          <table:table-cell office:value-type="float" office:value="3034.1424936193798" table:style-name="ce1">
            <text:p>3034.142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6" table:style-name="ce1">
            <text:p>0.62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ogo</text:p>
          </table:table-cell>
          <table:table-cell office:value-type="float" office:value="8278724" table:style-name="ce1">
            <text:p>8278724</text:p>
          </table:table-cell>
          <table:table-cell office:value-type="float" office:value="54390" table:style-name="ce1">
            <text:p>54390</text:p>
          </table:table-cell>
          <table:table-cell office:value-type="float" office:value="5459.98" table:style-name="ce1">
            <text:p>5459.98</text:p>
          </table:table-cell>
          <table:table-cell office:value-type="float" office:value="12546.55" table:style-name="ce1">
            <text:p>12546.55</text:p>
          </table:table-cell>
          <table:table-cell office:value-type="float" office:value="659.51951049461195" table:style-name="ce1">
            <text:p>659.5195105</text:p>
          </table:table-cell>
          <table:table-cell office:value-type="float" office:value="1515.51736716914" table:style-name="ce1">
            <text:p>1515.5173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Closed Anocracy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float" office:value="1399488" table:style-name="ce1">
            <text:p>1399488</text:p>
          </table:table-cell>
          <table:table-cell office:value-type="float" office:value="5130" table:style-name="ce1">
            <text:p>5130</text:p>
          </table:table-cell>
          <table:table-cell office:value-type="float" office:value="24100.2" table:style-name="ce1">
            <text:p>24100.2</text:p>
          </table:table-cell>
          <table:table-cell office:value-type="float" office:value="37405.11" table:style-name="ce1">
            <text:p>37405.11</text:p>
          </table:table-cell>
          <table:table-cell office:value-type="float" office:value="17220.726437097001" table:style-name="ce1">
            <text:p>17220.72644</text:p>
          </table:table-cell>
          <table:table-cell office:value-type="float" office:value="26727.710419810701" table:style-name="ce1">
            <text:p>26727.71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unisia</text:p>
          </table:table-cell>
          <table:table-cell office:value-type="float" office:value="11818619" table:style-name="ce1">
            <text:p>11818619</text:p>
          </table:table-cell>
          <table:table-cell office:value-type="float" office:value="155360" table:style-name="ce1">
            <text:p>155360</text:p>
          </table:table-cell>
          <table:table-cell office:value-type="float" office:value="38797.71" table:style-name="ce1">
            <text:p>38797.71</text:p>
          </table:table-cell>
          <table:table-cell office:value-type="float" office:value="127327.21" table:style-name="ce1">
            <text:p>127327.21</text:p>
          </table:table-cell>
          <table:table-cell office:value-type="float" office:value="3282.7617169146401" table:style-name="ce1">
            <text:p>3282.761717</text:p>
          </table:table-cell>
          <table:table-cell office:value-type="float" office:value="10773.4423116609" table:style-name="ce1">
            <text:p>10773.44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mocracy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urkey</text:p>
          </table:table-cell>
          <table:table-cell office:value-type="float" office:value="84339067" table:style-name="ce1">
            <text:p>84339067</text:p>
          </table:table-cell>
          <table:table-cell office:value-type="float" office:value="769630" table:style-name="ce1">
            <text:p>769630</text:p>
          </table:table-cell>
          <table:table-cell office:value-type="float" office:value="754411.71" table:style-name="ce1">
            <text:p>754411.71</text:p>
          </table:table-cell>
          <table:table-cell office:value-type="float" office:value="2316406.5499999998" table:style-name="ce1">
            <text:p>2316406.55</text:p>
          </table:table-cell>
          <table:table-cell office:value-type="float" office:value="8944.9852462797608" table:style-name="ce1">
            <text:p>8944.985246</text:p>
          </table:table-cell>
          <table:table-cell office:value-type="float" office:value="27465.404022076698" table:style-name="ce1">
            <text:p>27465.4040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0700000000000005" table:style-name="ce1">
            <text:p>0.807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Closed Anocracy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Uganda</text:p>
          </table:table-cell>
          <table:table-cell office:value-type="float" office:value="45741007" table:style-name="ce1">
            <text:p>45741007</text:p>
          </table:table-cell>
          <table:table-cell office:value-type="float" office:value="199810" table:style-name="ce1">
            <text:p>199810</text:p>
          </table:table-cell>
          <table:table-cell office:value-type="float" office:value="34387.230000000003" table:style-name="ce1">
            <text:p>34387.23</text:p>
          </table:table-cell>
          <table:table-cell office:value-type="float" office:value="78492.14" table:style-name="ce1">
            <text:p>78492.14</text:p>
          </table:table-cell>
          <table:table-cell office:value-type="float" office:value="751.78121898365703" table:style-name="ce1">
            <text:p>751.781219</text:p>
          </table:table-cell>
          <table:table-cell office:value-type="float" office:value="1716.01250492802" table:style-name="ce1">
            <text:p>1716.0125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800000000000002" table:style-name="ce1">
            <text:p>0.528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Closed Anocracy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Ukraine</text:p>
          </table:table-cell>
          <table:table-cell office:value-type="float" office:value="43733762" table:style-name="ce1">
            <text:p>43733762</text:p>
          </table:table-cell>
          <table:table-cell office:value-type="float" office:value="579320" table:style-name="ce1">
            <text:p>579320</text:p>
          </table:table-cell>
          <table:table-cell office:value-type="float" office:value="153781.07" table:style-name="ce1">
            <text:p>153781.07</text:p>
          </table:table-cell>
          <table:table-cell office:value-type="float" office:value="533868.37" table:style-name="ce1">
            <text:p>533868.37</text:p>
          </table:table-cell>
          <table:table-cell office:value-type="float" office:value="3516.3009758913499" table:style-name="ce1">
            <text:p>3516.300976</text:p>
          </table:table-cell>
          <table:table-cell office:value-type="float" office:value="12207.2363680947" table:style-name="ce1">
            <text:p>12207.23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.7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pen Anocracy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float" office:value="9890402" table:style-name="ce1">
            <text:p>9890402</text:p>
          </table:table-cell>
          <table:table-cell office:value-type="float" office:value="83600" table:style-name="ce1">
            <text:p>83600</text:p>
          </table:table-cell>
          <table:table-cell office:value-type="float" office:value="421142.27" table:style-name="ce1">
            <text:p>421142.27</text:p>
          </table:table-cell>
          <table:table-cell office:value-type="float" office:value="650567.67000000004" table:style-name="ce1">
            <text:p>650567.67</text:p>
          </table:table-cell>
          <table:table-cell office:value-type="float" office:value="42580.905204864299" table:style-name="ce1">
            <text:p>42580.9052</text:p>
          </table:table-cell>
          <table:table-cell office:value-type="float" office:value="65777.677186427798" table:style-name="ce1">
            <text:p>65777.677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Autocracy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float" office:value="68517621" table:style-name="ce1">
            <text:p>68517621</text:p>
          </table:table-cell>
          <table:table-cell office:value-type="float" office:value="257180" table:style-name="ce1">
            <text:p>257180</text:p>
          </table:table-cell>
          <table:table-cell office:value-type="float" office:value="2857480.18" table:style-name="ce1">
            <text:p>2857480.18</text:p>
          </table:table-cell>
          <table:table-cell office:value-type="float" office:value="3124143.83" table:style-name="ce1">
            <text:p>3124143.83</text:p>
          </table:table-cell>
          <table:table-cell office:value-type="float" office:value="41704.3110705785" table:style-name="ce1">
            <text:p>41704.31107</text:p>
          </table:table-cell>
          <table:table-cell office:value-type="float" office:value="45596.209915110703" table:style-name="ce1">
            <text:p>45596.209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2" table:style-name="ce1">
            <text:p>0.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rop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United States</text:p>
          </table:table-cell>
          <table:table-cell office:value-type="float" office:value="334308644" table:style-name="ce1">
            <text:p>334308644</text:p>
          </table:table-cell>
          <table:table-cell office:value-type="float" office:value="9158020" table:style-name="ce1">
            <text:p>9158020</text:p>
          </table:table-cell>
          <table:table-cell office:value-type="float" office:value="21544825" table:style-name="ce1">
            <text:p>21544825</text:p>
          </table:table-cell>
          <table:table-cell office:value-type="float" office:value="20656920.460000001" table:style-name="ce1">
            <text:p>20656920.46</text:p>
          </table:table-cell>
          <table:table-cell office:value-type="float" office:value="64445.910647766599" table:style-name="ce1">
            <text:p>64445.91065</text:p>
          </table:table-cell>
          <table:table-cell office:value-type="float" office:value="61789.968134955001" table:style-name="ce1">
            <text:p>61789.968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2" table:style-name="ce1">
            <text:p>0.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mocracy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Uruguay</text:p>
          </table:table-cell>
          <table:table-cell office:value-type="float" office:value="3473730" table:style-name="ce1">
            <text:p>3473730</text:p>
          </table:table-cell>
          <table:table-cell office:value-type="float" office:value="175020" table:style-name="ce1">
            <text:p>175020</text:p>
          </table:table-cell>
          <table:table-cell office:value-type="float" office:value="56045.91" table:style-name="ce1">
            <text:p>56045.91</text:p>
          </table:table-cell>
          <table:table-cell office:value-type="float" office:value="76287.37" table:style-name="ce1">
            <text:p>76287.37</text:p>
          </table:table-cell>
          <table:table-cell office:value-type="float" office:value="16134.215958062399" table:style-name="ce1">
            <text:p>16134.21596</text:p>
          </table:table-cell>
          <table:table-cell office:value-type="float" office:value="21961.2261171709" table:style-name="ce1">
            <text:p>21961.22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ull Democracy</text:p>
          </table:table-cell>
          <table:table-cell office:value-type="float" office:value="40" table:style-name="ce1">
            <text:p>40</text:p>
          </table:table-cell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Uzbekistan</text:p>
          </table:table-cell>
          <table:table-cell office:value-type="float" office:value="33469203" table:style-name="ce1">
            <text:p>33469203</text:p>
          </table:table-cell>
          <table:table-cell office:value-type="float" office:value="425400" table:style-name="ce1">
            <text:p>425400</text:p>
          </table:table-cell>
          <table:table-cell office:value-type="float" office:value="57921.29" table:style-name="ce1">
            <text:p>57921.29</text:p>
          </table:table-cell>
          <table:table-cell office:value-type="float" office:value="227356.12" table:style-name="ce1">
            <text:p>227356.12</text:p>
          </table:table-cell>
          <table:table-cell office:value-type="float" office:value="1730.5846810872699" table:style-name="ce1">
            <text:p>1730.584681</text:p>
          </table:table-cell>
          <table:table-cell office:value-type="float" office:value="6792.99474206183" table:style-name="ce1">
            <text:p>6792.994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-9" table:style-name="ce1">
            <text:p>-9</text:p>
          </table:table-cell>
          <table:table-cell office:value-type="string" table:style-name="ce1">
            <text:p>Autocracy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Venezuela</text:p>
          </table:table-cell>
          <table:table-cell office:value-type="float" office:value="28435940" table:style-name="ce1">
            <text:p>28435940</text:p>
          </table:table-cell>
          <table:table-cell office:value-type="float" office:value="882050" table:style-name="ce1">
            <text:p>882050</text:p>
          </table:table-cell>
          <table:table-cell office:value-type="float" office:value="482359.32" table:style-name="ce1">
            <text:p>482359.32</text:p>
          </table:table-cell>
          <table:table-cell office:value-type="float" office:value="506339.38" table:style-name="ce1">
            <text:p>506339.38</text:p>
          </table:table-cell>
          <table:table-cell office:value-type="float" office:value="16963.016520642501" table:style-name="ce1">
            <text:p>16963.01652</text:p>
          </table:table-cell>
          <table:table-cell office:value-type="float" office:value="17806.317638875302" table:style-name="ce1">
            <text:p>17806.31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Closed Anocracy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me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Vietnam</text:p>
          </table:table-cell>
          <table:table-cell office:value-type="float" office:value="97338579" table:style-name="ce1">
            <text:p>97338579</text:p>
          </table:table-cell>
          <table:table-cell office:value-type="float" office:value="310070" table:style-name="ce1">
            <text:p>310070</text:p>
          </table:table-cell>
          <table:table-cell office:value-type="float" office:value="261921.24" table:style-name="ce1">
            <text:p>261921.24</text:p>
          </table:table-cell>
          <table:table-cell office:value-type="float" office:value="742462.14" table:style-name="ce1">
            <text:p>742462.14</text:p>
          </table:table-cell>
          <table:table-cell office:value-type="float" office:value="2690.8266248678201" table:style-name="ce1">
            <text:p>2690.826625</text:p>
          </table:table-cell>
          <table:table-cell office:value-type="float" office:value="7627.6246029850099" table:style-name="ce1">
            <text:p>7627.624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Autocracy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West Bank and Gaza</text:p>
          </table:table-cell>
          <table:table-cell office:value-type="float" office:value="5101414" table:style-name="ce1">
            <text:p>5101414</text:p>
          </table:table-cell>
          <table:table-cell office:value-type="float" office:value="6020" table:style-name="ce1">
            <text:p>6020</text:p>
          </table:table-cell>
          <table:table-cell office:value-type="float" office:value="14615.9" table:style-name="ce1">
            <text:p>14615.9</text:p>
          </table:table-cell>
          <table:table-cell office:value-type="float" office:value="7122.11" table:style-name="ce1">
            <text:p>7122.11</text:p>
          </table:table-cell>
          <table:table-cell office:value-type="float" office:value="2865.0683908422302" table:style-name="ce1">
            <text:p>2865.068391</text:p>
          </table:table-cell>
          <table:table-cell office:value-type="float" office:value="1396.10507988569" table:style-name="ce1">
            <text:p>1396.10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.6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Western Sahara</text:p>
          </table:table-cell>
          <table:table-cell office:value-type="float" office:value="597339" table:style-name="ce1">
            <text:p>597339</text:p>
          </table:table-cell>
          <table:table-cell office:value-type="float" office:value="266000" table:style-name="ce1">
            <text:p>266000</text:p>
          </table:table-cell>
          <table:table-cell office:value-type="float" office:value="908.9" table:style-name="ce1">
            <text:p>908.9</text:p>
          </table:table-cell>
          <table:table-cell table:style-name="ce1"/>
          <table:table-cell office:value-type="float" office:value="1521.58154749648" table:style-name="ce1">
            <text:p>1521.5815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-3" table:style-name="ce1">
            <text:p>-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Yemen</text:p>
          </table:table-cell>
          <table:table-cell office:value-type="float" office:value="29825964" table:style-name="ce1">
            <text:p>29825964</text:p>
          </table:table-cell>
          <table:table-cell office:value-type="float" office:value="527970" table:style-name="ce1">
            <text:p>527970</text:p>
          </table:table-cell>
          <table:table-cell office:value-type="float" office:value="27591.26" table:style-name="ce1">
            <text:p>27591.26</text:p>
          </table:table-cell>
          <table:table-cell office:value-type="float" office:value="91982" table:style-name="ce1">
            <text:p>91982</text:p>
          </table:table-cell>
          <table:table-cell office:value-type="float" office:value="925.07521299227699" table:style-name="ce1">
            <text:p>925.075213</text:p>
          </table:table-cell>
          <table:table-cell office:value-type="float" office:value="3083.9573198706998" table:style-name="ce1">
            <text:p>3083.957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300000000000002" table:style-name="ce1">
            <text:p>0.46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Asi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Zambia</text:p>
          </table:table-cell>
          <table:table-cell office:value-type="float" office:value="18383955" table:style-name="ce1">
            <text:p>18383955</text:p>
          </table:table-cell>
          <table:table-cell office:value-type="float" office:value="743390" table:style-name="ce1">
            <text:p>743390</text:p>
          </table:table-cell>
          <table:table-cell office:value-type="float" office:value="23064.720000000001" table:style-name="ce1">
            <text:p>23064.72</text:p>
          </table:table-cell>
          <table:table-cell office:value-type="float" office:value="62449.13" table:style-name="ce1">
            <text:p>62449.13</text:p>
          </table:table-cell>
          <table:table-cell office:value-type="float" office:value="1254.61142610499" table:style-name="ce1">
            <text:p>1254.611426</text:p>
          </table:table-cell>
          <table:table-cell office:value-type="float" office:value="3396.9366221794999" table:style-name="ce1">
            <text:p>3396.936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ocracy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Zimbabwe</text:p>
          </table:table-cell>
          <table:table-cell office:value-type="float" office:value="14862924" table:style-name="ce1">
            <text:p>14862924</text:p>
          </table:table-cell>
          <table:table-cell office:value-type="float" office:value="386850" table:style-name="ce1">
            <text:p>386850</text:p>
          </table:table-cell>
          <table:table-cell office:value-type="float" office:value="21440.76" table:style-name="ce1">
            <text:p>21440.76</text:p>
          </table:table-cell>
          <table:table-cell office:value-type="float" office:value="48524.95" table:style-name="ce1">
            <text:p>48524.95</text:p>
          </table:table-cell>
          <table:table-cell office:value-type="float" office:value="1442.5667520065399" table:style-name="ce1">
            <text:p>1442.566752</text:p>
          </table:table-cell>
          <table:table-cell office:value-type="float" office:value="3264.8320074838598" table:style-name="ce1">
            <text:p>3264.832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pen Anocracy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frica</text:p>
          </table:table-cell>
          <table:table-cell table:number-columns-repeated="16366"/>
        </table:table-row>
        <table:table-row table:number-rows-repeated="10483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sukushi A Round Gothic Bold" svg:font-family="&quot;Tsukushi A Round Gothic Bold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4</meta:generator>
    <dc:creator>Jaehyun</dc:creator>
    <dc:date>2020-07-14T07:35:01Z</dc:date>
    <meta:editing-cycles>2</meta:editing-cycles>
    <meta:editing-duration>PT157S</meta:editing-duration>
  </office:meta>
</office:document-meta>
</file>